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Pro1" svg:font-family="MyriadPro"/>
    <style:font-face style:name="MyriadProIt1" svg:font-family="MyriadProIt"/>
    <style:font-face style:name="MyriadProular1" svg:font-family="MyriadProular"/>
    <style:font-face style:name="TrajanProular1" svg:font-family="TrajanProular"/>
    <style:font-face style:name="Arial1" svg:font-family="Arial" style:font-pitch="variable"/>
    <style:font-face style:name="Impact" svg:font-family="Impact" style:font-pitch="variable"/>
    <style:font-face style:name="Liberation Serif1" svg:font-family="'Liberation Serif'" style:font-pitch="variable"/>
    <style:font-face style:name="MyriadPro" svg:font-family="MyriadPro" style:font-pitch="variable"/>
    <style:font-face style:name="MyriadProIt" svg:font-family="MyriadProIt" style:font-pitch="variable"/>
    <style:font-face style:name="MyriadProular" svg:font-family="MyriadProular" style:font-pitch="variable"/>
    <style:font-face style:name="TrajanProular" svg:font-family="TrajanProular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e892a"/>
    </style:style>
    <style:style style:name="gr2" style:family="graphic" style:parent-style-name="standard">
      <style:graphic-properties draw:stroke="none" draw:fill="solid" draw:fill-color="#efefef"/>
    </style:style>
    <style:style style:name="gr3" style:family="graphic" style:parent-style-name="standard">
      <style:graphic-properties draw:stroke="solid" svg:stroke-width="0.035cm" svg:stroke-color="#efefef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ffffff" draw:stroke-linejoin="miter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17cm" svg:stroke-color="#fe892a" draw:stroke-linejoin="miter" svg:stroke-linecap="butt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solid" svg:stroke-width="0.017cm" svg:stroke-color="#808080" draw:stroke-linejoin="miter" svg:stroke-linecap="butt" draw:fill="none" fo:padding-top="0.008cm" fo:padding-bottom="0.008cm" fo:padding-left="0.008cm" fo:padding-right="0.008cm"/>
    </style:style>
    <style:style style:name="gr10" style:family="graphic" style:parent-style-name="standard">
      <style:graphic-properties draw:stroke="solid" svg:stroke-width="0.017cm" svg:stroke-color="#404040" draw:stroke-linejoin="miter" svg:stroke-linecap="butt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solid" svg:stroke-width="0.017cm" svg:stroke-color="#d3d0c7" draw:stroke-linejoin="miter" svg:stroke-linecap="butt" draw:fill="none" fo:padding-top="0.008cm" fo:padding-bottom="0.008cm" fo:padding-left="0.008cm" fo:padding-right="0.008cm"/>
    </style:style>
    <style:style style:name="gr12" style:family="graphic" style:parent-style-name="standard">
      <style:graphic-properties draw:stroke="solid" svg:stroke-width="0.017cm" svg:stroke-color="#ffffff" draw:stroke-linejoin="miter" svg:stroke-linecap="butt" draw:fill="none" fo:padding-top="0.008cm" fo:padding-bottom="0.008cm" fo:padding-left="0.008cm" fo:padding-right="0.008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solid" svg:stroke-width="0.017cm" svg:stroke-color="#000000" draw:stroke-linejoin="miter" svg:stroke-linecap="butt" draw:fill="solid" draw:fill-color="#fe892a" fo:padding-top="0.008cm" fo:padding-bottom="0.008cm" fo:padding-left="0.008cm" fo:padding-right="0.008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35cm" svg:stroke-color="#fe892a" draw:stroke-linejoin="miter" svg:stroke-linecap="butt" draw:fill="none" fo:padding-top="0.017cm" fo:padding-bottom="0.017cm" fo:padding-left="0.017cm" fo:padding-right="0.017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01cm" fo:min-width="3.727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e892a"/>
    </style:style>
    <style:style style:name="P2" style:family="paragraph">
      <loext:graphic-properties draw:fill="solid" draw:fill-color="#efefef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style:paragraph-properties fo:margin-top="0cm" fo:margin-bottom="0cm"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color="#fe892a" style:font-name="MyriadPro1" fo:font-size="10pt" fo:font-weight="bold" style:font-size-asian="10pt" style:font-name-complex="MyriadPro1" style:font-size-complex="10pt" style:font-weight-complex="bold"/>
    </style:style>
    <style:style style:name="T2" style:family="text">
      <style:text-properties fo:color="#000000" style:font-name="MyriadPro1" fo:font-size="10pt" fo:font-weight="bold" style:font-size-asian="10pt" style:font-name-complex="MyriadPro1" style:font-size-complex="10pt" style:font-weight-complex="bold"/>
    </style:style>
    <style:style style:name="T3" style:family="text">
      <style:text-properties fo:color="#000000" style:font-name="MyriadProular1" fo:font-size="10pt" style:font-size-asian="10pt" style:font-name-complex="MyriadProular1" style:font-size-complex="10pt"/>
    </style:style>
    <style:style style:name="T4" style:family="text">
      <style:text-properties fo:color="#000000" style:font-name="MyriadProular1" fo:font-size="9pt" style:font-size-asian="9pt" style:font-name-complex="MyriadProular1" style:font-size-complex="9pt"/>
    </style:style>
    <style:style style:name="T5" style:family="text">
      <style:text-properties fo:color="#ffffff" style:font-name="MyriadPro1" fo:font-size="10pt" fo:font-weight="bold" style:font-size-asian="10pt" style:font-name-complex="MyriadPro1" style:font-size-complex="10pt" style:font-weight-complex="bold"/>
    </style:style>
    <style:style style:name="T6" style:family="text">
      <style:text-properties fo:color="#000000" style:font-name="MyriadProular1" fo:font-size="8pt" style:font-size-asian="8pt" style:font-name-complex="MyriadProular1" style:font-size-complex="8pt"/>
    </style:style>
    <style:style style:name="T7" style:family="text">
      <style:text-properties fo:color="#000000" style:font-name="MyriadPro1" fo:font-size="8pt" fo:font-weight="bold" style:font-size-asian="8pt" style:font-name-complex="MyriadPro1" style:font-size-complex="8pt" style:font-weight-complex="bold"/>
    </style:style>
    <style:style style:name="T8" style:family="text">
      <style:text-properties fo:color="#800000" style:font-name="MyriadPro1" fo:font-size="8pt" fo:font-weight="bold" style:font-size-asian="8pt" style:font-name-complex="MyriadPro1" style:font-size-complex="8pt" style:font-weight-complex="bold"/>
    </style:style>
    <style:style style:name="T9" style:family="text">
      <style:text-properties fo:color="#ffffff" style:font-name="MyriadPro1" fo:font-size="8pt" fo:font-weight="bold" style:font-size-asian="8pt" style:font-name-complex="MyriadPro1" style:font-size-complex="8pt" style:font-weight-complex="bold"/>
    </style:style>
    <style:style style:name="T10" style:family="text">
      <style:text-properties fo:color="#000000" style:font-name="TrajanProular1" fo:font-size="12pt" style:font-size-asian="12pt" style:font-name-complex="TrajanProular1" style:font-size-complex="12pt"/>
    </style:style>
    <style:style style:name="T11" style:family="text">
      <style:text-properties fo:color="#ffffff" style:font-name="MyriadPro1" fo:font-size="14pt" fo:font-weight="bold" style:font-size-asian="14pt" style:font-name-complex="MyriadPro1" style:font-size-complex="14pt" style:font-weight-complex="bold"/>
    </style:style>
    <style:style style:name="T12" style:family="text">
      <style:text-properties fo:color="#000000" style:font-name="MyriadProIt1" fo:font-size="8pt" fo:font-style="italic" style:font-size-asian="8pt" style:font-name-complex="MyriadProIt1" style:font-size-complex="8pt" style:font-style-complex="italic"/>
    </style:style>
    <style:style style:name="T13" style:family="text">
      <style:text-properties fo:color="#000000" style:font-name="MyriadProIt1" fo:font-size="8pt" fo:font-style="italic" fo:font-weight="bold" style:font-size-asian="8pt" style:font-name-complex="MyriadProIt1" style:font-size-complex="8pt" style:font-style-complex="italic" style:font-weight-complex="bold"/>
    </style:style>
    <style:style style:name="T14" style:family="text">
      <style:text-properties fo:color="#000000" style:font-name="TrajanProular1" fo:font-size="10pt" style:font-size-asian="10pt" style:font-name-complex="TrajanProular1" style:font-size-complex="10pt"/>
    </style:style>
    <style:style style:name="T15" style:family="text">
      <style:text-properties fo:letter-spacing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216cm" svg:height="0.932cm" svg:x="12.13cm" svg:y="11.439cm" svg:viewBox="0 0 8217 933" draw:points="0,933 8217,933 8217,0 0,0">
          <text:p/>
        </draw:polygon>
        <draw:polygon draw:style-name="gr2" draw:text-style-name="P2" draw:layer="layout" svg:width="8.216cm" svg:height="0.905cm" svg:x="12.13cm" svg:y="12.364cm" svg:viewBox="0 0 8217 906" draw:points="8217,906 0,906 0,0 8217,0">
          <text:p/>
        </draw:polygon>
        <draw:polygon draw:style-name="gr2" draw:text-style-name="P2" draw:layer="layout" svg:width="8.216cm" svg:height="0.905cm" svg:x="12.13cm" svg:y="14.234cm" svg:viewBox="0 0 8217 906" draw:points="8217,906 0,906 0,0 8217,0">
          <text:p/>
        </draw:polygon>
        <draw:polygon draw:style-name="gr2" draw:text-style-name="P2" draw:layer="layout" svg:width="8.216cm" svg:height="0.905cm" svg:x="12.13cm" svg:y="16.139cm" svg:viewBox="0 0 8217 906" draw:points="8217,906 0,906 0,0 8217,0">
          <text:p/>
        </draw:polygon>
        <draw:line draw:style-name="gr3" draw:text-style-name="P3" draw:layer="layout" svg:x1="18.398cm" svg:y1="12.364cm" svg:x2="18.398cm" svg:y2="17.045cm">
          <text:p/>
        </draw:line>
        <draw:line draw:style-name="gr4" draw:text-style-name="P3" draw:layer="layout" svg:x1="18.398cm" svg:y1="13.27cm" svg:x2="18.398cm" svg:y2="12.364cm">
          <text:p/>
        </draw:line>
        <draw:line draw:style-name="gr4" draw:text-style-name="P3" draw:layer="layout" svg:x1="18.398cm" svg:y1="15.14cm" svg:x2="18.398cm" svg:y2="14.234cm">
          <text:p/>
        </draw:line>
        <draw:line draw:style-name="gr4" draw:text-style-name="P3" draw:layer="layout" svg:x1="18.398cm" svg:y1="17.045cm" svg:x2="18.398cm" svg:y2="16.139cm">
          <text:p/>
        </draw:line>
        <draw:line draw:style-name="gr4" draw:text-style-name="P3" draw:layer="layout" svg:x1="18.398cm" svg:y1="12.371cm" svg:x2="18.398cm" svg:y2="11.439cm">
          <text:p/>
        </draw:line>
        <draw:path draw:style-name="gr5" draw:text-style-name="P3" draw:layer="layout" svg:width="3.81cm" svg:height="4.763cm" svg:x="0.937cm" svg:y="21.272cm" svg:viewBox="0 0 3811 4764" svg:d="M0 255v4255c0 140 113 254 254 254h3303c140 0 254-114 254-254v-4255c0-141-114-255-254-255h-3303c-141 0-254 114-254 255z">
          <text:p/>
        </draw:path>
        <draw:frame draw:style-name="gr6" draw:text-style-name="P5" draw:layer="layout" svg:width="0.815cm" svg:height="0.395cm" svg:x="1.354cm" svg:y="21.849cm">
          <draw:text-box>
            <text:p text:style-name="P4"><text:span text:style-name="T1">PAID</text:span></text:p>
          </draw:text-box>
        </draw:frame>
        <draw:frame draw:style-name="gr6" draw:text-style-name="P5" draw:layer="layout" svg:width="0.743cm" svg:height="0.395cm" svg:x="1.354cm" svg:y="24.389cm">
          <draw:text-box>
            <text:p text:style-name="P4"><text:span text:style-name="T1">DUE</text:span></text:p>
          </draw:text-box>
        </draw:frame>
        <draw:frame draw:style-name="gr6" draw:text-style-name="P5" draw:layer="layout" svg:width="0.883cm" svg:height="0.395cm" svg:x="1.354cm" svg:y="22.801cm">
          <draw:text-box>
            <text:p text:style-name="P4"><text:span text:style-name="T2">Date:</text:span></text:p>
          </draw:text-box>
        </draw:frame>
        <draw:line draw:style-name="gr7" draw:text-style-name="P3" draw:layer="layout" svg:x1="0.937cm" svg:y1="23.812cm" svg:x2="4.747cm" svg:y2="23.812cm">
          <text:p/>
        </draw:line>
        <draw:frame draw:style-name="gr6" draw:text-style-name="P5" draw:layer="layout" svg:width="0.883cm" svg:height="0.395cm" svg:x="1.354cm" svg:y="25.341cm">
          <draw:text-box>
            <text:p text:style-name="P4"><text:span text:style-name="T2">Date:</text:span></text:p>
          </draw:text-box>
        </draw:frame>
        <draw:path draw:style-name="gr5" draw:text-style-name="P3" draw:layer="layout" svg:width="15.557cm" svg:height="4.763cm" svg:x="5.06cm" svg:y="21.272cm" svg:viewBox="0 0 15558 4764" svg:d="M0 255v4255c0 140 114 254 254 254h15050c141 0 254-114 254-254v-4255c0-141-113-255-254-255h-15050c-140 0-254 114-254 255z">
          <text:p/>
        </draw:path>
        <draw:frame draw:style-name="gr6" draw:text-style-name="P5" draw:layer="layout" svg:width="4.748cm" svg:height="0.395cm" svg:x="0.911cm" svg:y="3.238cm">
          <draw:text-box>
            <text:p text:style-name="P4"><text:span text:style-name="T3">CASINO EVENT QUOTATION</text:span></text:p>
          </draw:text-box>
        </draw:frame>
        <draw:frame draw:style-name="gr6" draw:text-style-name="P5" draw:layer="layout" svg:width="3.232cm" svg:height="0.395cm" svg:x="5.426cm" svg:y="21.334cm">
          <draw:text-box>
            <text:p text:style-name="P4"><text:span text:style-name="T1">PAYMENT DETAILS</text:span></text:p>
          </draw:text-box>
        </draw:frame>
        <draw:frame draw:style-name="gr6" draw:text-style-name="P5" draw:layer="layout" svg:width="0.916cm" svg:height="0.395cm" svg:x="5.426cm" svg:y="21.969cm">
          <draw:text-box>
            <text:p text:style-name="P4"><text:span text:style-name="T2">TYPE</text:span></text:p>
          </draw:text-box>
        </draw:frame>
        <draw:frame draw:style-name="gr6" draw:text-style-name="P5" draw:layer="layout" svg:width="2.716cm" svg:height="0.395cm" svg:x="5.513cm" svg:y="23.139cm">
          <draw:text-box>
            <text:p text:style-name="P4"><text:span text:style-name="T2">CREDIT CARD #</text:span></text:p>
          </draw:text-box>
        </draw:frame>
        <draw:line draw:style-name="gr7" draw:text-style-name="P3" draw:layer="layout" svg:x1="13.168cm" svg:y1="24.982cm" svg:x2="20.209cm" svg:y2="24.982cm">
          <text:p/>
        </draw:line>
        <draw:frame draw:style-name="gr6" draw:text-style-name="P5" draw:layer="layout" svg:width="2.123cm" svg:height="0.395cm" svg:x="5.513cm" svg:y="24.409cm">
          <draw:text-box>
            <text:p text:style-name="P4"><text:span text:style-name="T2">EXPIRATION</text:span></text:p>
          </draw:text-box>
        </draw:frame>
        <draw:line draw:style-name="gr7" draw:text-style-name="P3" draw:layer="layout" svg:x1="8.552cm" svg:y1="21.59cm" svg:x2="12.552cm" svg:y2="21.59cm">
          <text:p/>
        </draw:line>
        <draw:polygon draw:style-name="gr7" draw:text-style-name="P3" draw:layer="layout" svg:width="9.764cm" svg:height="0.605cm" svg:x="8.246cm" svg:y="23.033cm" svg:viewBox="0 0 9765 606" draw:points="0,606 9765,606 9765,0 0,0">
          <text:p/>
        </draw:polygon>
        <draw:polygon draw:style-name="gr7" draw:text-style-name="P3" draw:layer="layout" svg:width="2.404cm" svg:height="0.605cm" svg:x="7.64cm" svg:y="24.303cm" svg:viewBox="0 0 2405 606" draw:points="0,606 2405,606 2405,0 0,0">
          <text:p/>
        </draw:polygon>
        <draw:polygon draw:style-name="gr8" draw:text-style-name="P6" draw:layer="layout" svg:width="0.352cm" svg:height="0.353cm" svg:x="7.356cm" svg:y="22.031cm" svg:viewBox="0 0 353 354" draw:points="0,354 353,354 353,0 0,0">
          <text:p/>
        </draw:polygon>
        <draw:line draw:style-name="gr9" draw:text-style-name="P3" draw:layer="layout" svg:x1="7.356cm" svg:y1="22.04cm" svg:x2="7.691cm" svg:y2="22.04cm">
          <text:p/>
        </draw:line>
        <draw:line draw:style-name="gr9" draw:text-style-name="P3" draw:layer="layout" svg:x1="7.365cm" svg:y1="22.04cm" svg:x2="7.365cm" svg:y2="22.375cm">
          <text:p/>
        </draw:line>
        <draw:line draw:style-name="gr10" draw:text-style-name="P3" draw:layer="layout" svg:x1="7.382cm" svg:y1="22.057cm" svg:x2="7.382cm" svg:y2="22.348cm">
          <text:p/>
        </draw:line>
        <draw:line draw:style-name="gr10" draw:text-style-name="P3" draw:layer="layout" svg:x1="7.373cm" svg:y1="22.057cm" svg:x2="7.673cm" svg:y2="22.057cm">
          <text:p/>
        </draw:line>
        <draw:line draw:style-name="gr11" draw:text-style-name="P3" draw:layer="layout" svg:x1="7.7cm" svg:y1="22.031cm" svg:x2="7.7cm" svg:y2="22.384cm">
          <text:p/>
        </draw:line>
        <draw:line draw:style-name="gr11" draw:text-style-name="P3" draw:layer="layout" svg:x1="7.356cm" svg:y1="22.375cm" svg:x2="7.708cm" svg:y2="22.375cm">
          <text:p/>
        </draw:line>
        <draw:line draw:style-name="gr12" draw:text-style-name="P3" draw:layer="layout" svg:x1="7.373cm" svg:y1="22.357cm" svg:x2="7.691cm" svg:y2="22.357cm">
          <text:p/>
        </draw:line>
        <draw:line draw:style-name="gr12" draw:text-style-name="P3" draw:layer="layout" svg:x1="7.682cm" svg:y1="22.048cm" svg:x2="7.682cm" svg:y2="22.366cm">
          <text:p/>
        </draw:line>
        <draw:frame draw:style-name="gr6" draw:text-style-name="P5" draw:layer="layout" svg:width="2.165cm" svg:height="0.395cm" svg:x="11.192cm" svg:y="24.425cm">
          <draw:text-box>
            <text:p text:style-name="P4"><text:span text:style-name="T2">SIGNATURE:</text:span></text:p>
          </draw:text-box>
        </draw:frame>
        <draw:polygon draw:style-name="gr8" draw:text-style-name="P6" draw:layer="layout" svg:width="0.352cm" svg:height="0.353cm" svg:x="10.531cm" svg:y="22.031cm" svg:viewBox="0 0 353 354" draw:points="0,354 353,354 353,0 0,0">
          <text:p/>
        </draw:polygon>
        <draw:line draw:style-name="gr9" draw:text-style-name="P3" draw:layer="layout" svg:x1="10.531cm" svg:y1="22.04cm" svg:x2="10.866cm" svg:y2="22.04cm">
          <text:p/>
        </draw:line>
        <draw:line draw:style-name="gr9" draw:text-style-name="P3" draw:layer="layout" svg:x1="10.54cm" svg:y1="22.04cm" svg:x2="10.54cm" svg:y2="22.375cm">
          <text:p/>
        </draw:line>
        <draw:line draw:style-name="gr10" draw:text-style-name="P3" draw:layer="layout" svg:x1="10.557cm" svg:y1="22.057cm" svg:x2="10.557cm" svg:y2="22.348cm">
          <text:p/>
        </draw:line>
        <draw:line draw:style-name="gr10" draw:text-style-name="P3" draw:layer="layout" svg:x1="10.548cm" svg:y1="22.057cm" svg:x2="10.848cm" svg:y2="22.057cm">
          <text:p/>
        </draw:line>
        <draw:line draw:style-name="gr11" draw:text-style-name="P3" draw:layer="layout" svg:x1="10.875cm" svg:y1="22.031cm" svg:x2="10.875cm" svg:y2="22.384cm">
          <text:p/>
        </draw:line>
        <draw:line draw:style-name="gr11" draw:text-style-name="P3" draw:layer="layout" svg:x1="10.531cm" svg:y1="22.375cm" svg:x2="10.883cm" svg:y2="22.375cm">
          <text:p/>
        </draw:line>
        <draw:line draw:style-name="gr12" draw:text-style-name="P3" draw:layer="layout" svg:x1="10.548cm" svg:y1="22.357cm" svg:x2="10.866cm" svg:y2="22.357cm">
          <text:p/>
        </draw:line>
        <draw:line draw:style-name="gr12" draw:text-style-name="P3" draw:layer="layout" svg:x1="10.857cm" svg:y1="22.048cm" svg:x2="10.857cm" svg:y2="22.366cm">
          <text:p/>
        </draw:line>
        <draw:frame draw:style-name="gr6" draw:text-style-name="P5" draw:layer="layout" svg:width="0.675cm" svg:height="0.395cm" svg:x="7.854cm" svg:y="22.011cm">
          <draw:text-box>
            <text:p text:style-name="P4"><text:span text:style-name="T3">Visa</text:span></text:p>
          </draw:text-box>
        </draw:frame>
        <draw:polygon draw:style-name="gr8" draw:text-style-name="P6" draw:layer="layout" svg:width="0.352cm" svg:height="0.353cm" svg:x="13.706cm" svg:y="22.031cm" svg:viewBox="0 0 353 354" draw:points="0,354 353,354 353,0 0,0">
          <text:p/>
        </draw:polygon>
        <draw:line draw:style-name="gr9" draw:text-style-name="P3" draw:layer="layout" svg:x1="13.706cm" svg:y1="22.04cm" svg:x2="14.041cm" svg:y2="22.04cm">
          <text:p/>
        </draw:line>
        <draw:line draw:style-name="gr9" draw:text-style-name="P3" draw:layer="layout" svg:x1="13.715cm" svg:y1="22.04cm" svg:x2="13.715cm" svg:y2="22.375cm">
          <text:p/>
        </draw:line>
        <draw:line draw:style-name="gr10" draw:text-style-name="P3" draw:layer="layout" svg:x1="13.732cm" svg:y1="22.057cm" svg:x2="13.732cm" svg:y2="22.348cm">
          <text:p/>
        </draw:line>
        <draw:line draw:style-name="gr10" draw:text-style-name="P3" draw:layer="layout" svg:x1="13.723cm" svg:y1="22.057cm" svg:x2="14.023cm" svg:y2="22.057cm">
          <text:p/>
        </draw:line>
        <draw:line draw:style-name="gr11" draw:text-style-name="P3" draw:layer="layout" svg:x1="14.05cm" svg:y1="22.031cm" svg:x2="14.05cm" svg:y2="22.384cm">
          <text:p/>
        </draw:line>
        <draw:line draw:style-name="gr11" draw:text-style-name="P3" draw:layer="layout" svg:x1="13.706cm" svg:y1="22.375cm" svg:x2="14.058cm" svg:y2="22.375cm">
          <text:p/>
        </draw:line>
        <draw:line draw:style-name="gr12" draw:text-style-name="P3" draw:layer="layout" svg:x1="13.723cm" svg:y1="22.357cm" svg:x2="14.041cm" svg:y2="22.357cm">
          <text:p/>
        </draw:line>
        <draw:line draw:style-name="gr12" draw:text-style-name="P3" draw:layer="layout" svg:x1="14.032cm" svg:y1="22.048cm" svg:x2="14.032cm" svg:y2="22.366cm">
          <text:p/>
        </draw:line>
        <draw:frame draw:style-name="gr6" draw:text-style-name="P5" draw:layer="layout" svg:width="1.839cm" svg:height="0.395cm" svg:x="11.03cm" svg:y="22.011cm">
          <draw:text-box>
            <text:p text:style-name="P4"><text:span text:style-name="T3">MasterCard</text:span></text:p>
          </draw:text-box>
        </draw:frame>
        <draw:polygon draw:style-name="gr8" draw:text-style-name="P6" draw:layer="layout" svg:width="0.352cm" svg:height="0.353cm" svg:x="17.516cm" svg:y="22.031cm" svg:viewBox="0 0 353 354" draw:points="0,354 353,354 353,0 0,0">
          <text:p/>
        </draw:polygon>
        <draw:line draw:style-name="gr9" draw:text-style-name="P3" draw:layer="layout" svg:x1="17.516cm" svg:y1="22.04cm" svg:x2="17.851cm" svg:y2="22.04cm">
          <text:p/>
        </draw:line>
        <draw:line draw:style-name="gr9" draw:text-style-name="P3" draw:layer="layout" svg:x1="17.525cm" svg:y1="22.04cm" svg:x2="17.525cm" svg:y2="22.375cm">
          <text:p/>
        </draw:line>
        <draw:line draw:style-name="gr10" draw:text-style-name="P3" draw:layer="layout" svg:x1="17.542cm" svg:y1="22.057cm" svg:x2="17.542cm" svg:y2="22.348cm">
          <text:p/>
        </draw:line>
        <draw:line draw:style-name="gr10" draw:text-style-name="P3" draw:layer="layout" svg:x1="17.533cm" svg:y1="22.057cm" svg:x2="17.833cm" svg:y2="22.057cm">
          <text:p/>
        </draw:line>
        <draw:line draw:style-name="gr11" draw:text-style-name="P3" draw:layer="layout" svg:x1="17.86cm" svg:y1="22.031cm" svg:x2="17.86cm" svg:y2="22.384cm">
          <text:p/>
        </draw:line>
        <draw:line draw:style-name="gr11" draw:text-style-name="P3" draw:layer="layout" svg:x1="17.516cm" svg:y1="22.375cm" svg:x2="17.868cm" svg:y2="22.375cm">
          <text:p/>
        </draw:line>
        <draw:line draw:style-name="gr12" draw:text-style-name="P3" draw:layer="layout" svg:x1="17.533cm" svg:y1="22.357cm" svg:x2="17.851cm" svg:y2="22.357cm">
          <text:p/>
        </draw:line>
        <draw:line draw:style-name="gr12" draw:text-style-name="P3" draw:layer="layout" svg:x1="17.842cm" svg:y1="22.048cm" svg:x2="17.842cm" svg:y2="22.366cm">
          <text:p/>
        </draw:line>
        <draw:frame draw:style-name="gr6" draw:text-style-name="P5" draw:layer="layout" svg:width="2.855cm" svg:height="0.395cm" svg:x="14.205cm" svg:y="22.011cm">
          <draw:text-box>
            <text:p text:style-name="P4"><text:span text:style-name="T3">American Express</text:span></text:p>
          </draw:text-box>
        </draw:frame>
        <draw:frame draw:style-name="gr6" draw:text-style-name="P5" draw:layer="layout" svg:width="1.374cm" svg:height="0.395cm" svg:x="18.015cm" svg:y="22.011cm">
          <draw:text-box>
            <text:p text:style-name="P4"><text:span text:style-name="T3">Discover</text:span></text:p>
          </draw:text-box>
        </draw:frame>
        <draw:frame draw:style-name="gr13" draw:text-style-name="P7" draw:layer="layout" svg:width="16.614cm" svg:height="0.357cm" svg:x="3.821cm" svg:y="26.443cm">
          <draw:text-box>
            <text:p text:style-name="P4"><text:span text:style-name="T4">Dallas Casino Event – www.DallasCasinoEvent.com – info@dallascasinoevent.com – 866-433-2521 or 214-701-0776</text:span></text:p>
          </draw:text-box>
        </draw:frame>
        <draw:frame draw:style-name="gr6" draw:text-style-name="P5" draw:layer="layout" svg:width="5.543cm" svg:height="0.395cm" svg:x="12.794cm" svg:y="11.708cm">
          <draw:text-box>
            <text:p text:style-name="P4"><text:span text:style-name="T5">ADDITIONAL ITEMS &amp; SERVICES</text:span></text:p>
          </draw:text-box>
        </draw:frame>
        <draw:line draw:style-name="gr7" draw:text-style-name="P3" draw:layer="layout" svg:x1="0.952cm" svg:y1="20.955cm" svg:x2="20.637cm" svg:y2="20.955cm">
          <text:p/>
        </draw:line>
        <draw:polygon draw:style-name="gr2" draw:text-style-name="P2" draw:layer="layout" svg:width="4.406cm" svg:height="0.911cm" svg:x="2.716cm" svg:y="3.804cm" svg:viewBox="0 0 4407 912" draw:points="4407,912 0,912 0,0 4407,0">
          <text:p/>
        </draw:polygon>
        <draw:polygon draw:style-name="gr2" draw:text-style-name="P2" draw:layer="layout" svg:width="4.406cm" svg:height="0.906cm" svg:x="2.716cm" svg:y="5.635cm" svg:viewBox="0 0 4407 907" draw:points="4407,907 0,907 0,0 4407,0">
          <text:p/>
        </draw:polygon>
        <draw:polygon draw:style-name="gr2" draw:text-style-name="P2" draw:layer="layout" svg:width="4.65cm" svg:height="0.905cm" svg:x="8.878cm" svg:y="3.804cm" svg:viewBox="0 0 4651 906" draw:points="4651,906 0,906 0,0 4651,0">
          <text:p/>
        </draw:polygon>
        <draw:polygon draw:style-name="gr2" draw:text-style-name="P2" draw:layer="layout" svg:width="11.061cm" svg:height="0.906cm" svg:x="8.878cm" svg:y="5.638cm" svg:viewBox="0 0 11062 907" draw:points="11062,907 0,907 0,0 11062,0">
          <text:p/>
        </draw:polygon>
        <draw:polygon draw:style-name="gr2" draw:text-style-name="P2" draw:layer="layout" svg:width="4.641cm" svg:height="0.905cm" svg:x="15.296cm" svg:y="3.804cm" svg:viewBox="0 0 4642 906" draw:points="4642,906 0,906 0,0 4642,0">
          <text:p/>
        </draw:polygon>
        <draw:frame draw:style-name="gr6" draw:text-style-name="P5" draw:layer="layout" svg:width="1.801cm" svg:height="0.395cm" svg:x="18.585cm" svg:y="11.7cm">
          <draw:text-box>
            <text:p text:style-name="P4"><text:span text:style-name="T5">QUANTITY</text:span></text:p>
          </draw:text-box>
        </draw:frame>
        <draw:frame draw:style-name="gr14" draw:text-style-name="P8" draw:layer="layout" svg:width="9.079cm" svg:height="0.319cm" svg:x="2.252cm" svg:y="7.788cm">
          <draw:text-box>
            <text:p text:style-name="P4"><text:span text:style-name="T6">Thank you for allowing us to bid on your event! At </text:span><text:span text:style-name="T7"><text:s/>Dallas Casino Event</text:span></text:p>
          </draw:text-box>
        </draw:frame>
        <draw:path draw:style-name="gr15" draw:text-style-name="P9" draw:layer="layout" svg:width="11.011cm" svg:height="0.265cm" svg:x="1.022cm" svg:y="8.178cm" svg:viewBox="0 0 11012 266" svg:d="M10978 190c0-11 7-18 17-18s17 7 17 18c0 10-7 17-17 17s-17-7-17-17zM10933 122c0-16-6-40-34-40-26 0-36 23-38 40zM10860 139c1 35 22 49 47 49 18 0 29-3 38-7l4 18c-8 4-24 8-45 8-42 0-67-28-67-70 0-41 24-73 64-73 44 0 56 39 56 64 0 5 0 9-1 11zM10757 109c0-16 0-30-1-42h22l1 27h1c6-19 21-30 38-30 2 0 4 0 6 0v24c-2-1-5-1-8-1-18 0-30 13-33 32-1 3-1 8-1 11v74h-25zM10702 122c1-16-6-40-34-40-25 0-36 23-38 40zM10630 139c0 35 21 49 46 49 18 0 29-3 38-7l5 18c-9 4-24 8-46 8-42 0-67-28-67-70 0-41 24-73 64-73 45 0 56 39 56 64 0 5 0 9-1 11zM10459 3h25v85h1c4-7 10-13 17-17 8-5 16-7 26-7 18 0 47 11 47 58v82h-24v-79c0-22-9-40-32-40-16 0-28 11-33 24-2 4-2 7-2 12v83h-25zM10262 67l18 69c4 15 7 29 10 45h1c3-15 7-30 12-45l22-69h21l21 68c5 16 9 31 12 46h1c2-15 6-30 10-46l20-68h24l-44 137h-22l-21-66c-5-15-9-29-12-45h-1c-3 17-7 31-12 45l-22 66h-23l-41-137zM10125 67l29 80c4 9 7 20 9 29h1c2-9 5-19 8-29l28-80h26l-37 97c-18 48-30 72-47 86-13 11-25 15-31 16l-6-20c6-2 14-6 22-12 7-6 15-15 21-28 1-3 2-5 2-6s-1-3-2-6l-51-127zM9963 104c0-15-1-26-1-37h22l1 22c7-12 23-25 46-25 19 0 48 11 48 58v82h-25v-79c0-22-8-41-32-41-16 0-28 12-33 26-1 3-2 7-2 11v83h-24zM9899 134c-27-1-58 4-58 30 0 18 11 25 23 25 18 0 30-11 34-24 0-3 1-5 1-8zM9923 172c0 11 0 23 2 32h-23l-2-17h-1c-7 11-22 20-41 20-28 0-42-19-42-40 0-33 29-51 82-51v-2c0-11-3-32-31-32-13 0-26 4-36 10l-5-16c11-7 28-12 45-12 41 0 52 28 52 55zM9712 122c1-16-6-40-34-40-26 0-36 23-38 40zM9639 139c1 35 22 49 47 49 18 0 29-3 38-7l5 18c-9 4-24 8-46 8-42 0-67-28-67-70 0-41 24-73 64-73 45 0 56 39 56 64 0 5 0 9-1 11zM9559 3h25v201h-25zM9423 149c0 3 0 6 1 9 5 18 19 30 38 30 26 0 41-23 41-54 0-27-14-51-41-51-17 0-32 12-37 31-1 3-2 6-2 10zM9399 3h24v86h1c8-16 24-25 46-25 34 0 58 28 58 69 0 50-31 74-61 74-20 0-36-7-46-25h-1l-1 22h-21c0-9 1-23 1-36zM9335 134c-27-1-58 4-58 30 0 18 11 25 23 25 18 0 30-11 34-24 0-3 1-5 1-8zM9359 172c0 11 0 23 2 32h-23l-2-17c-8 11-23 20-42 20-28 0-42-19-42-40 0-33 29-51 82-51v-2c0-11-3-32-31-32-13 0-26 4-36 10l-5-16c11-7 27-12 45-12 41 0 52 28 52 55zM9196 3h25v201h-25zM9130 67h25v137h-25zM9158 28c0 9-6 16-16 16-9 0-15-7-15-16 0-8 6-15 16-15 9 0 15 7 15 15zM9066 134c-27-1-58 4-58 30 0 18 11 25 23 25 19 0 30-11 34-24 1-3 1-5 1-8zM9090 172c0 11 1 23 2 32h-22l-2-17h-1c-8 11-22 20-42 20-27 0-41-19-41-40 0-33 29-51 82-51v-2c0-11-3-32-31-32-13 0-27 4-36 10l-6-16c11-7 28-12 45-12 42 0 52 28 52 55zM8869 67l27 76c5 13 8 24 11 36h1c3-12 7-23 12-36l26-76h26l-54 137h-23l-52-137zM8798 134c-27-1-58 4-58 30 0 18 11 25 23 25 18 0 30-11 34-24 1-3 1-5 1-8zM8822 172c0 11 1 23 2 32h-22l-2-17h-1c-8 11-22 20-42 20-28 0-42-19-42-40 0-33 30-51 82-51v-2c0-11-3-32-31-32-13 0-26 4-35 10l-6-16c11-7 28-12 45-12 42 0 52 28 52 55zM8551 179c8 5 21 10 33 10 18 0 26-9 26-22 0-11-7-18-25-24-24-9-36-23-36-39 0-22 18-40 47-40 14 0 26 4 33 8l-6 18c-5-3-15-8-27-8-15 0-23 9-23 19 0 11 8 16 26 23 23 9 35 21 35 41 0 25-18 42-50 42-15 0-29-4-39-9zM8462 109c0-16 0-30-1-42h22l1 27h1c6-19 21-30 38-30 3 0 5 0 7 0v24c-3-1-5-1-9-1-17 0-30 13-33 32 0 3-1 8-1 11v74h-25zM8408 122c0-16-7-40-35-40-25 0-36 23-38 40zM8335 139c1 35 22 49 47 49 18 0 29-3 38-7l4 18c-9 4-24 8-46 8-42 0-67-28-67-70 0-41 25-73 64-73 45 0 57 39 57 64 0 5-1 9-1 11zM8255 3h24v201h-24zM8191 134c-27-1-58 4-58 30 0 18 10 25 23 25 18 0 30-11 33-24 1-3 2-5 2-8zM8215 172c0 11 0 23 2 32h-23l-2-17h-1c-7 11-22 20-41 20-28 0-42-19-42-40 0-33 29-51 82-51v-2c0-11-3-32-31-32-13 0-26 4-36 10l-5-16c11-7 27-12 45-12 41 0 52 28 52 55zM8064 122c0-16-7-40-34-40-26 0-37 23-39 40zM7991 139c1 35 22 49 47 49 18 0 29-3 38-7l4 18c-8 4-24 8-45 8-42 0-67-28-67-70 0-41 24-73 64-73 44 0 56 39 56 64 0 5 0 9-1 11zM7911 122c0-3 0-7-1-10-3-16-17-29-36-29-25 0-40 23-40 53 0 27 13 51 40 51 17 0 32-11 36-30 1-4 1-7 1-11zM7936 3v165c0 13 0 27 1 36h-22l-1-23h-1c-7 15-24 26-46 26-33 0-59-28-59-70 0-45 29-73 62-73 21 0 35 10 41 21v-82zM7695 34v33h36v19h-36v73c0 18 5 28 19 28 6 0 10-1 14-2l1 19c-5 2-12 3-22 3-11 0-21-4-27-10-6-8-9-20-9-37v-74h-21v-19h21v-26zM7550 179c8 5 21 10 33 10 18 0 26-9 26-22 0-11-7-18-25-24-25-9-36-23-36-39 0-22 18-40 47-40 14 0 26 4 33 8l-6 18c-5-3-15-8-28-8-14 0-22 9-22 19 0 11 8 16 26 23 23 9 35 21 35 41 0 25-19 42-50 42-15 0-29-4-39-9zM7499 122c0-16-7-40-35-40-25 0-36 23-38 40zM7426 139c1 35 22 49 47 49 18 0 29-3 38-7l4 18c-9 4-24 8-45 8-43 0-68-28-68-70 0-41 25-73 64-73 45 0 57 39 57 64 0 5 0 9-1 11zM7346 67h25v137h-25zM7374 28c0 9-6 16-16 16-9 0-15-7-15-16 0-8 6-15 16-15 9 0 15 7 15 15zM7280 3h25v201h-25zM7214 122c0-3-1-7-1-10-4-16-18-29-36-29-26 0-41 23-41 53 0 27 14 51 40 51 17 0 32-11 37-30 0-4 1-7 1-11zM7238 3v165c0 13 1 27 1 36h-22l-1-23h-1c-7 15-23 26-46 26-33 0-58-28-58-70-1-45 28-73 61-73 21 0 35 10 41 21h1v-82zM6964 104c0-15 0-26-1-37h22l1 22h1c7-12 23-25 45-25 19 0 48 11 48 58v82h-24v-79c0-22-9-41-32-41-16 0-29 12-33 26-1 3-2 7-2 11v83h-25zM6909 122c1-16-6-40-34-40-25 0-36 23-38 40zM6837 139c0 35 21 49 47 49 17 0 28-3 37-7l5 18c-9 4-24 8-46 8-42 0-67-28-67-70 0-41 24-73 64-73 45 0 56 39 56 64 0 5 0 9 0 11zM6757 67h25v137h-25zM6785 28c0 9-6 16-16 16-9 0-15-7-15-16 0-8 6-15 15-15s16 7 16 15zM6664 109c0-16-1-30-2-42h22l1 27h1c6-19 22-30 38-30 3 0 5 0 7 0v24c-3-1-5-1-9-1-17 0-29 13-33 32 0 3-1 8-1 11v74h-24zM6584 204v-118h-19v-19h19v-7c0-19 4-36 16-47 9-9 21-13 33-13 9 0 16 2 21 4l-3 19c-4-2-9-3-16-3-21 0-27 18-27 39v8h33v19h-33v118zM6455 122c0-3 0-7-1-10-3-16-17-29-36-29-25 0-40 23-40 53 0 27 13 51 40 51 17 0 32-11 36-30 1-4 1-7 1-11zM6480 3v165c0 13 1 27 1 36h-22l-1-23h-1c-7 15-24 26-46 26-33 0-59-28-59-70 0-45 29-73 62-73 21 0 35 10 41 21v-82zM6206 104c0-15 0-26-1-37h22l1 22h1c6-12 22-25 45-25 19 0 48 11 48 58v82h-25v-79c0-22-8-41-31-41-16 0-29 12-34 26-1 3-1 7-1 11v83h-25zM6142 134c-27-1-58 4-58 30 0 18 11 25 23 25 18 0 30-11 34-24 1-3 1-5 1-8zM6166 172c0 11 0 23 2 32h-22l-2-17h-1c-8 11-23 20-42 20-28 0-42-19-42-40 0-33 30-51 82-51v-2c0-11-3-32-31-32-13 0-26 4-36 10l-5-16c11-7 28-12 45-12 42 0 52 28 52 55zM5947 34v33h35v19h-35v73c0 18 4 28 18 28 7 0 11-1 15-2l1 19c-5 2-13 3-22 3-12 0-21-4-27-10-7-8-10-20-10-37v-74h-21v-19h21v-26zM5761 104c0-15 0-26-1-37h22l2 22c7-12 23-25 45-25 19 0 49 11 49 58v82h-25v-79c0-22-8-41-32-41-16 0-29 12-33 26-1 3-2 7-2 11v83h-25zM5707 122c0-16-7-40-35-40-25 0-36 23-38 40zM5634 139c1 35 22 49 47 49 18 0 29-3 38-7l4 18c-9 4-24 8-46 8-42 0-67-28-67-70 0-41 25-73 64-73 45 0 57 39 57 64 0 5-1 9-1 11zM5385 104c0-15-1-26-1-37h22l1 22c8-13 21-25 44-25 18 0 32 11 38 27h1c4-8 9-13 15-18 8-6 17-9 30-9 18 0 45 12 45 59v81h-24v-78c0-26-10-42-30-42-14 0-25 11-29 22-1 4-2 8-2 13v85h-25v-83c0-21-9-37-28-37-15 0-27 13-31 25-1 3-2 8-2 12v83h-24zM5249 148c0 3 0 7 1 10 5 18 20 30 37 30 27 0 42-23 42-54 0-27-15-50-41-50-17 0-33 11-37 30-1 3-2 7-2 10zM5224 111c0-17 0-31-1-44h22l2 23c10-17 27-26 49-26 33 0 58 28 58 69 0 50-30 74-62 74-18 0-34-8-42-21h-1v74h-25zM5159 67h24v137h-24zM5186 28c0 9-6 16-16 16-9 0-15-7-15-16 0-8 7-15 16-15s15 7 15 15zM5117 166c0 15 1 28 2 38h-23l-1-22c-7 11-21 25-46 25-21 0-47-12-47-60v-80h25v75c0 26 8 45 31 45 16 0 28-12 32-24 2-3 3-8 3-13v-83h24zM4937 122c0-3 0-7-1-10-4-15-17-28-35-28-26 0-41 21-41 52 0 27 13 52 40 52 16 0 30-10 35-28 2-4 2-9 2-12zM4937 183c-8 14-23 24-45 24-32 0-58-27-58-69 0-52 34-74 62-74 21 0 36 10 42 23h1l1-20h23c0 11-1 23-1 37v156h-25zM4790 122c0-16-7-40-35-40-25 0-36 23-38 40zM4717 139c0 35 22 49 47 49 17 0 29-3 38-7l4 18c-9 4-24 8-46 8-42 0-67-28-67-70 0-41 24-73 64-73 45 0 57 39 57 64 0 5-1 9-1 11zM4580 34v33h35v19h-35v73c0 18 5 28 18 28 7 0 11-1 15-2l1 19c-5 2-12 3-22 3-12 0-21-4-27-10-7-8-9-20-9-37v-74h-22v-19h22v-26zM4434 179c8 5 20 10 33 10 19 0 27-9 27-22 0-11-7-18-26-24-25-9-36-23-36-39 0-22 18-40 47-40 15 0 27 4 34 8l-6 18c-5-3-15-8-29-8s-22 9-22 19c0 11 8 16 25 23 25 9 37 21 37 41 0 25-19 42-52 42-15 0-28-4-38-9zM4383 122c0-16-7-40-35-40-25 0-36 23-38 40zM4310 139c0 35 22 49 47 49 17 0 28-3 37-7l5 18c-9 4-24 8-46 8-42 0-67-28-67-70 0-41 24-73 64-73 45 0 57 39 57 64 0 5-1 9-1 11zM4139 104c0-15 0-26-1-37h22l2 22c7-12 23-25 45-25 19 0 49 11 49 58v82h-25v-79c0-22-8-41-32-41-16 0-28 12-33 26-1 3-2 7-2 11v83h-25zM3995 204v-118h-19v-19h19v-8c0-36 21-59 59-59 13 0 28 4 35 9l-7 19c-6-4-17-8-29-8-26 0-34 18-34 40v7h79v137h-24v-118h-55v118zM3878 122c0-16-7-40-35-40-25 0-36 23-38 40zM3805 139c0 35 21 49 47 49 17 0 28-3 37-7l5 18c-9 4-24 8-46 8-42 0-67-28-67-70 0-41 24-73 64-73 45 0 57 39 57 64 0 5-1 9-1 11zM3634 3h25v85h1c4-7 10-13 18-17 7-5 16-7 25-7 18 0 48 11 48 58v82h-25v-79c0-22-8-40-32-40-16 0-28 11-33 24-1 4-2 7-2 12v83h-25zM3571 34v33h36v19h-36v73c0 18 5 28 19 28 6 0 10-1 14-2l1 19c-5 2-12 3-22 3-11 0-21-4-27-10-6-8-9-20-9-37v-74h-21v-19h21v-26zM3416 121c0-5-1-8-2-11-4-15-16-27-34-27-24 0-41 20-41 52 0 26 14 50 40 50 16 0 30-10 35-27 1-4 2-9 2-13zM3440 184c0 32-6 51-19 63-14 12-33 16-50 16-16 0-34-4-45-11l6-19c9 6 23 11 40 11 25 0 44-14 44-48v-15h-1c-7 13-22 23-43 23-34 0-58-29-58-68 0-46 30-72 62-72 23 0 36 12 42 23h1l1-20h22c-1 9-2 21-2 37zM3167 104c0-15 0-26-1-37h22l1 22h1c7-12 23-25 45-25 19 0 48 11 48 58v82h-24v-79c0-22-9-41-32-41-16 0-29 12-33 26-1 3-2 7-2 11v83h-25zM3101 67h25v137h-25zM3129 28c0 9-6 16-16 16-9 0-15-7-15-16 0-8 6-15 16-15 9 0 15 7 15 15zM3008 109c0-16 0-30-1-42h21l2 27c7-19 22-30 38-30 3 0 5 0 7 0v24c-2-1-5-1-8-1-18 0-30 13-33 32-1 3-1 8-1 11v74h-25zM2953 122c0-16-6-40-34-40-26 0-36 23-38 40zM2880 139c1 35 22 49 47 49 18 0 29-3 38-7l5 18c-9 4-24 8-46 8-42 0-67-28-67-70 0-41 24-73 64-73 45 0 56 39 56 64 0 5 0 9-1 11zM2790 204v-118h-57v118h-25v-118h-19v-19h19v-5c0-19 5-35 16-46 7-8 19-13 34-13 8 0 15 3 19 5l-5 19c-3-2-9-4-14-4-20 0-25 17-25 38v6h57v-7c0-19 5-36 16-47 10-9 22-13 33-13 9 0 17 2 21 4l-3 19c-4-2-8-3-16-3-21 0-26 18-26 39v8h33v19h-33v118zM2566 135c0 30 17 54 42 54 23 0 41-24 41-54 0-23-11-52-41-52-29 0-42 27-42 52zM2675 134c0 51-36 73-68 73-37 0-66-27-66-71 0-45 30-72 68-72 39 0 66 28 66 70zM2335 104c0-15-1-26-1-37h22l1 22h1c6-12 22-25 45-25 19 0 48 11 48 58v82h-25v-79c0-22-8-41-31-41-17 0-29 12-34 26-1 3-1 7-1 11v83h-25zM2269 67h25v137h-25zM2296 28c0 9-6 16-15 16s-15-7-15-16c0-8 6-15 15-15s15 7 15 15zM2094 179c7 5 20 10 33 10 18 0 26-9 26-22 0-11-7-18-25-24-25-9-36-23-36-39 0-22 18-40 47-40 14 0 26 4 33 8l-6 18c-5-3-15-8-28-8-15 0-22 9-22 19 0 11 7 16 25 23 24 9 36 21 36 41 0 25-19 42-51 42-15 0-28-4-38-9zM2043 122c0-16-7-40-35-40-25 0-36 23-38 40zM1970 139c0 35 22 49 47 49 17 0 28-3 37-7l5 18c-9 4-24 8-46 8-42 0-67-28-67-70 0-41 24-73 64-73 45 0 57 39 57 64 0 5-1 9-1 11zM1833 67l27 76c4 13 8 24 11 36 3-12 7-23 12-36l26-76h26l-53 137h-24l-52-137zM1757 3h24v201h-24zM1702 122c0-16-7-40-34-40-26 0-37 23-39 40zM1629 139c1 35 22 49 47 49 18 0 29-3 38-7l4 18c-8 4-24 8-45 8-42 0-68-28-68-70 0-41 25-73 64-73 45 0 57 39 57 64 0 5 0 9-1 11zM1500 179c8 5 21 10 33 10 18 0 26-9 26-22 0-11-7-18-25-24-24-9-36-23-36-39 0-22 18-40 47-40 14 0 26 4 33 8l-6 18c-5-3-15-8-27-8-15 0-23 9-23 19 0 11 8 16 26 23 23 9 35 21 35 41 0 25-18 42-50 42-15 0-29-4-39-9zM1411 109c0-16 0-30-1-42h22l1 27h1c6-19 21-30 38-30 3 0 5 0 7 0v24c-3-1-5-1-9-1-17 0-30 13-33 32 0 3-1 8-1 11v74h-25zM1370 166c0 15 1 28 1 38h-22l-1-22h-1c-6 11-20 25-45 25-21 0-47-12-47-60v-80h25v75c0 26 8 45 31 45 16 0 28-12 32-24 2-3 2-8 2-13v-83h25zM1117 135c0 30 17 54 41 54s41-24 41-54c0-23-11-52-41-52-29 0-41 27-41 52zM1225 134c0 51-36 73-68 73-37 0-66-27-66-71 0-45 31-72 68-72 39 0 66 28 66 70zM987 122c0-16-7-40-35-40-25 0-36 23-38 40zM914 139c1 35 22 49 47 49 18 0 29-3 38-7l4 18c-9 4-24 8-46 8-42 0-67-28-67-70 0-41 25-73 64-73 45 0 57 39 57 64 0 5-1 9-1 11zM834 122c0-3 0-7-1-10-4-16-17-29-36-29-25 0-41 23-41 53 0 27 14 51 41 51 16 0 32-11 36-30 1-4 1-7 1-11zM859 3v165c0 13 0 27 1 36h-22l-1-23h-1c-7 15-24 26-46 26-33 0-59-28-59-70 0-45 28-73 61-73 22 0 35 10 42 21v-82zM675 67h25v137h-25zM703 28c0 9-6 16-16 16-9 0-15-7-15-16 0-8 6-15 16-15 9 0 15 7 15 15zM582 109c0-16-1-30-1-42h21l1 27h1c7-19 22-30 38-30 3 0 5 0 7 0v24c-2-1-5-1-8-1-18 0-30 13-34 32 0 3 0 8 0 11v74h-25zM446 148c0 3 0 7 1 10 5 18 19 30 37 30 26 0 42-23 42-54 0-27-15-50-41-50-17 0-33 11-37 30-1 3-2 7-2 10zM421 111c0-17 0-31-1-44h22l2 23c10-17 26-26 49-26 33 0 58 28 58 69 0 50-30 74-63 74-18 0-33-8-42-21v74h-25zM307 122c0-16-7-40-35-40-25 0-36 23-38 40zM234 139c1 35 22 49 47 49 18 0 29-3 38-7l4 18c-9 4-24 8-45 8-43 0-68-28-68-70 0-41 25-73 64-73 45 0 57 39 57 64 0 5 0 9-1 11zM25 67l19 69c3 15 7 29 10 45 4-15 8-30 13-45l22-69h21l21 68c5 16 9 31 12 46h1c2-15 6-30 10-46l20-68h24l-44 137h-22l-21-66c-5-15-9-29-12-45h-1c-3 17-7 31-12 45l-22 66h-23l-41-137z">
          <text:p/>
        </draw:path>
        <draw:path draw:style-name="gr15" draw:text-style-name="P9" draw:layer="layout" svg:width="11.074cm" svg:height="0.266cm" svg:x="1.038cm" svg:y="8.516cm" svg:viewBox="0 0 11075 267" svg:d="M10959 105c0-15 0-27-1-38h22l1 23h1c7-13 22-26 45-26 19 0 48 12 48 59v82h-25v-79c0-22-8-41-31-41-16 0-29 11-33 26-2 3-2 7-2 12v82h-25zM10904 123c1-15-6-41-34-41-25 0-36 24-38 41zM10832 141c0 33 21 47 46 47 18 0 29-3 38-7l5 18c-9 4-24 9-46 9-42 0-67-28-67-69 0-43 24-75 64-75 45 0 56 40 56 65 0 5 0 9-1 12zM10661 3h25v86h1c4-7 10-14 17-18 8-4 16-7 26-7 18 0 47 12 47 59v82h-24v-79c0-22-9-41-32-41-16 0-28 11-33 25-2 4-2 8-2 12v83h-25zM10456 205l-48-191h26l22 97c6 23 11 47 14 65h1c3-18 9-41 15-66l26-96h25l24 97c5 23 10 45 13 65 4-21 10-42 16-66l25-96h25l-54 191h-26l-24-99c-6-26-10-44-12-63h-1c-3 18-7 37-14 63l-27 99zM10310 190c0-10 7-18 17-18s17 8 17 18-7 18-18 18c-9 0-16-8-16-18zM10253 124c0-3 0-8-1-11-4-15-17-29-36-29-26 0-41 23-41 53 0 28 14 51 40 51 17 0 32-12 37-30 1-3 1-7 1-11zM10277 3v166c0 13 1 26 2 36h-22l-2-24c-8 15-24 27-46 27-33 0-59-28-59-70 0-46 28-74 61-74 21 0 35 10 41 21h1v-82zM10105 123c0-15-6-41-34-41-26 0-36 24-38 41zM10032 141c1 33 22 47 47 47 18 0 29-3 38-7l4 18c-8 4-23 9-45 9-42 0-67-28-67-69 0-43 24-75 64-75 45 0 56 40 56 65 0 5 0 9-1 12zM9953 124c0-3-1-8-2-11-3-15-17-29-35-29-26 0-41 23-41 53 0 28 14 51 40 51 17 0 32-12 36-30 1-3 2-7 2-11zM9977 3v166c0 13 1 26 1 36h-22l-1-24h-1c-7 15-23 27-46 27-33 0-58-28-58-70-1-46 28-74 61-74 21 0 35 10 41 21h1v-82zM9794 67h24v138h-24zM9821 29c0 8-6 15-16 15-9 0-15-7-15-15 0-9 7-16 16-16s15 7 15 16zM9667 67l27 78c5 12 8 24 11 35h1c3-11 7-23 12-35l26-78h26l-53 138h-24l-52-138zM9521 137c0 30 16 52 41 52 23 0 41-22 41-53 0-23-11-53-41-53-29 0-41 28-41 54zM9629 135c0 51-36 73-68 73-37 0-66-27-66-70 0-47 30-74 68-74 39 0 66 29 66 71zM9416 111c0-17-1-31-2-44h22l1 27h1c6-18 22-30 38-30 3 0 5 1 7 1v23c-3 0-5 0-8 0-18 0-30 14-34 32 0 4-1 8-1 12v73h-24zM9280 149c0 4 0 7 1 10 4 17 19 29 37 29 26 0 42-21 42-52 0-28-15-52-41-52-17 0-33 12-38 32 0 3-1 6-1 9zM9255 113c0-19 0-33-1-46h22l1 24h1c10-17 26-27 49-27 33 0 58 28 58 70 0 49-31 74-63 74-18 0-34-8-42-22v74h-25zM9154 167c0 15 1 27 1 38h-22l-1-23h-1c-6 11-20 26-45 26-21 0-47-12-47-60v-81h25v76c0 26 8 44 30 44 17 0 29-11 33-23 2-3 2-8 2-12v-85h25zM8901 137c0 30 17 52 41 52s41-22 41-53c0-23-11-53-41-53-29 0-41 28-41 54zM9009 135c0 51-36 73-68 73-37 0-66-27-66-70 0-47 30-74 68-74 39 0 66 29 66 71zM8764 67l30 82c3 9 7 20 9 28 3-8 6-19 9-29l27-81h26l-37 98c-18 47-30 71-47 86-12 10-24 15-30 16l-6-21c6-2 14-6 21-12 7-5 15-15 21-28 1-2 2-4 2-6 0-1 0-3-2-6l-50-127zM8580 180c8 4 21 9 33 9 18 0 27-9 27-20 0-12-7-18-26-25-24-9-36-22-36-39 0-23 18-41 47-41 14 0 26 4 33 9l-5 18c-6-4-16-8-28-8-15 0-23 8-23 19 0 12 8 17 26 24 23 8 36 20 36 41 0 24-19 41-51 41-15 0-29-4-39-10zM8517 3h25v202h-25zM8451 67h25v138h-25zM8479 29c0 8-6 15-16 15-9 0-15-7-15-15 0-9 6-16 16-16 9 0 15 7 15 16zM8387 135c-27-1-58 4-58 31 0 16 11 23 24 23 18 0 29-11 33-22 1-3 1-6 1-8zM8411 172c0 12 1 23 2 33h-22l-2-18h-1c-8 11-22 21-42 21-27 0-41-20-41-39 0-33 29-52 82-51v-3c0-11-3-33-31-32-13 0-27 3-36 10l-6-17c11-7 28-12 45-12 42 0 52 29 52 57zM8252 34v33h35v19h-35v75c0 17 5 26 18 26 7 0 11 0 15-2l1 19c-5 2-12 4-22 4-12 0-21-4-27-11-7-7-9-19-9-36v-75h-22v-19h22v-25zM8167 123c1-15-6-41-34-41-26 0-36 24-38 41zM8094 141c1 33 22 47 47 47 18 0 29-3 38-7l5 18c-9 4-24 9-46 9-42 0-67-28-67-69 0-43 24-75 64-75 45 0 56 40 56 65 0 5 0 9-1 12zM8015 124c0-3-1-8-1-11-4-15-18-29-36-29-26 0-41 23-41 53 0 28 14 51 40 51 17 0 32-12 37-30 0-3 1-7 1-11zM8039 3v166c0 13 1 26 1 36h-22l-1-24h-1c-7 15-23 27-46 27-33 0-58-28-58-70-1-46 28-74 61-74 21 0 35 10 41 21h1v-82zM7807 123c0-15-6-41-34-41-26 0-36 24-38 41zM7734 141c1 33 22 47 47 47 18 0 29-3 38-7l4 18c-8 4-24 9-45 9-42 0-67-28-67-69 0-43 24-75 64-75 45 0 56 40 56 65 0 5 0 9-1 12zM7564 3h25v86c4-7 11-14 18-18 8-4 16-7 26-7 18 0 47 12 47 59v82h-25v-79c0-22-8-41-31-41-16 0-29 11-33 25-2 4-2 8-2 12v83h-25zM7501 34v33h35v19h-35v75c0 17 4 26 18 26 7 0 11 0 15-2l1 19c-5 2-13 4-22 4-12 0-21-4-27-11-7-7-10-19-10-36v-75h-21v-19h21v-25zM7254 105c0-15 0-27-1-38h22l2 23c7-13 23-26 45-26 19 0 49 12 49 59v82h-25v-79c0-22-8-41-32-41-16 0-29 11-33 26-1 3-2 7-2 12v82h-25zM7115 137c0 30 17 52 41 52s42-22 42-53c0-23-12-53-41-53s-42 28-42 54zM7223 135c0 51-35 73-68 73-37 0-65-27-65-70 0-47 30-74 67-74 40 0 66 29 66 71zM6974 124c0-3 0-8-1-11-4-15-18-29-36-29-26 0-41 23-41 53 0 28 14 51 40 51 17 0 32-12 37-30 1-3 1-7 1-11zM6998 3v166c0 13 1 26 2 36h-23l-1-24c-8 15-24 27-46 27-33 0-59-28-59-70 0-46 28-74 61-74 21 0 35 10 41 21h1v-82zM6826 123c0-15-6-41-34-41-26 0-36 24-38 41zM6753 141c1 33 22 47 47 47 18 0 29-3 38-7l4 18c-8 4-24 9-45 9-42 0-67-28-67-69 0-43 24-75 64-75 44 0 56 40 56 65 0 5 0 9-1 12zM6624 180c8 4 21 9 33 9 18 0 27-9 27-20 0-12-7-18-25-25-25-9-37-22-37-39 0-23 18-41 47-41 14 0 26 4 34 9l-6 18c-6-4-16-8-28-8-15 0-23 8-23 19 0 12 8 17 26 24 23 8 36 20 36 41 0 24-19 41-51 41-15 0-29-4-39-10zM6564 135c-27-1-58 4-58 31 0 16 11 23 23 23 18 0 30-11 34-22 1-3 1-6 1-8zM6588 172c0 12 0 23 2 33h-23l-2-18c-8 11-23 21-42 21-28 0-42-20-42-39 0-33 29-52 82-51v-3c0-11-3-33-31-32-13 0-26 3-36 10l-5-17c11-7 28-12 45-12 42 0 52 29 52 57zM6356 150c0 3 0 6 1 9 5 17 19 29 37 29 27 0 42-21 42-52 0-28-14-52-41-52-17 0-33 12-38 31-1 3-1 7-1 11zM6331 3h25v86c9-15 25-25 47-25 34 0 58 28 58 71 0 48-31 73-62 73-19 0-35-8-46-26l-2 23h-21c1-10 1-23 1-36zM6208 34v33h36v19h-36v75c0 17 5 26 19 26 7 0 11 0 14-2l1 19c-4 2-12 4-22 4-11 0-21-4-26-11-7-7-10-19-10-36v-75h-21v-19h21v-25zM6023 105c0-15 0-27-1-38h22l1 23h1c7-13 22-26 45-26 19 0 48 12 48 59v82h-25v-79c0-22-8-41-31-41-16 0-29 11-34 26-1 3-1 7-1 12v82h-25zM5968 123c1-15-6-41-34-41-26 0-36 24-38 41zM5895 141c1 33 22 47 47 47 18 0 29-3 38-7l5 18c-9 4-24 9-46 9-42 0-67-28-67-69 0-43 24-75 64-75 45 0 56 40 56 65 0 5 0 9-1 12zM5758 67l27 78c5 12 8 24 11 35h1c3-11 7-23 12-35l26-78h26l-54 138h-23l-52-138zM5694 123c0-15-6-41-34-41-26 0-36 24-38 41zM5621 141c1 33 22 47 47 47 18 0 29-3 38-7l4 18c-8 4-24 9-45 9-42 0-67-28-67-69 0-43 24-75 64-75 45 0 56 40 56 65 0 5 0 9-1 12zM5456 111c0-17-1-31-2-44h22l1 27h1c6-18 22-30 38-30 3 0 5 1 7 1v23c-3 0-5 0-9 0-17 0-29 14-33 32 0 4-1 8-1 12v73h-24zM5414 167c0 15 1 27 1 38h-22l-1-23c-7 11-21 26-46 26-21 0-47-12-47-60v-81h25v76c0 26 8 44 31 44 16 0 28-11 32-23 2-3 3-8 3-12v-85h24zM5161 137c0 30 17 52 41 52s41-22 41-53c0-23-11-53-40-53s-42 28-42 54zM5269 135c0 51-35 73-68 73-37 0-66-27-66-70 0-47 31-74 68-74 39 0 66 29 66 71zM5024 67l30 82c3 9 7 20 9 28h1c2-8 5-19 8-29l27-81h27l-38 98c-17 47-30 71-46 86-13 10-25 15-31 16l-6-21c6-2 14-6 22-12 6-5 15-15 20-28 2-2 2-4 2-6 0-1 0-3-2-6l-50-127zM4863 111c0-17 0-31-1-44h22l1 27h1c6-18 21-30 38-30 3 0 4 1 7 1v23c-3 0-5 0-9 0-17 0-30 14-33 32-1 4-1 8-1 12v73h-25zM4724 137c0 30 17 52 41 52s42-22 42-53c0-23-12-53-41-53s-42 28-42 54zM4832 135c0 51-35 73-68 73-37 0-65-27-65-70 0-47 30-74 67-74 40 0 66 29 66 71zM4632 205v-119h-19v-19h19v-6c0-20 5-37 16-48 9-9 22-13 33-13 9 0 17 2 22 4l-4 19c-3-1-8-3-16-3-21 0-26 19-26 40v7h33v19h-33v119zM4413 105c0-15-1-27-2-38h22l2 23c7-13 23-26 45-26 20 0 50 12 50 59v82h-25v-79c0-22-9-41-33-41-16 0-28 11-33 26-1 3-2 7-2 12v82h-24zM4273 137c0 30 17 52 41 52s42-22 42-53c0-23-12-53-41-53s-42 28-42 54zM4381 135c0 51-35 73-68 73-36 0-65-27-65-70 0-47 30-74 68-74 39 0 65 29 65 71zM4192 67h25v138h-25zM4219 29c0 8-6 15-15 15s-15-7-15-15c0-9 6-16 15-16s15 7 15 16zM4128 34v33h36v19h-36v75c0 17 5 26 19 26 7 0 11 0 14-2l1 19c-4 2-12 4-22 4-11 0-20-4-26-11-7-7-10-19-10-36v-75h-21v-19h21v-25zM4035 135c-27-1-57 4-57 31 0 16 10 23 23 23 18 0 29-11 33-22 1-3 1-6 1-8zM4059 172c0 12 1 23 2 33h-22l-2-18h-1c-7 11-22 21-41 21-28 0-42-20-42-39 0-33 29-52 82-51v-3c0-11-3-33-31-32-13 0-26 3-36 10l-6-17c12-7 28-12 46-12 41 0 51 29 51 57zM3900 34v33h36v19h-36v75c0 17 5 26 19 26 7 0 10 0 14-2l1 19c-5 2-12 4-22 4-11 0-21-4-27-11s-9-19-9-36v-75h-21v-19h21v-25zM3731 137c0 30 17 52 41 52s42-22 42-53c0-23-12-53-41-53s-42 28-42 54zM3839 135c0 51-35 73-68 73-37 0-65-27-65-70 0-47 30-74 67-74 39 0 66 29 66 71zM3674 167c0 15 1 27 1 38h-22l-1-23h-1c-6 11-20 26-45 26-21 0-47-12-47-60v-81h25v76c0 26 8 44 30 44 17 0 29-11 33-23 2-3 2-8 2-12v-85h25zM3494 123c0-3 0-7-1-10-4-15-17-29-35-29-26 0-41 23-41 53 0 28 12 51 40 51 16 0 30-10 35-27 2-3 2-8 2-12zM3494 184c-8 13-23 24-45 24-32 0-58-28-58-69 0-52 33-75 62-75 21 0 35 11 42 24h1l1-21h23c-1 11-1 24-1 39v154h-25zM3106 105c0-15 0-27-1-38h22l1 22h1c8-13 20-25 43-25 18 0 32 12 38 28h1c4-8 10-14 15-18 9-6 17-10 30-10 19 0 45 12 45 61v80h-24v-77c0-27-10-43-29-43-15 0-25 10-30 23-1 4-2 8-2 12v85h-24v-82c0-22-10-38-29-38-15 0-26 13-30 25-2 4-2 8-2 13v82h-25zM2967 137c0 30 17 52 41 52s42-22 42-53c0-23-12-53-41-53s-42 28-42 54zM3075 135c0 51-35 73-68 73-37 0-65-27-65-70 0-47 30-74 67-74 40 0 66 29 66 71zM2890 34v33h35v19h-35v75c0 17 5 26 18 26 7 0 11 0 15-2l1 19c-5 2-13 4-22 4-12 0-21-4-27-11-7-7-10-19-10-36v-75h-21v-19h21v-25zM2745 180c7 4 20 9 33 9 18 0 26-9 26-20 0-12-7-18-25-25-25-9-36-22-36-39 0-23 18-41 47-41 13 0 26 4 33 9l-6 18c-5-4-15-8-28-8-15 0-22 8-22 19 0 12 7 17 25 24 24 8 36 20 36 41 0 24-19 41-51 41-15 0-29-4-38-10zM2707 167c0 15 0 27 1 38h-22l-1-23h-1c-6 11-21 26-45 26-21 0-47-12-47-60v-81h25v76c0 26 8 44 30 44 17 0 28-11 33-23 1-3 2-8 2-12v-85h25zM2564 200c-7 3-21 8-39 8-42 0-68-28-68-70 0-43 28-74 73-74 15 0 28 4 34 8l-5 19c-6-4-16-7-29-7-31 0-48 24-48 53 0 31 20 51 47 51 14 0 23-4 31-7zM2343 135c-27-1-58 4-58 31 0 16 11 23 23 23 18 0 30-11 34-22 0-3 1-6 1-8zM2367 172c0 12 0 23 2 33h-23l-2-18c-8 11-23 21-42 21-28 0-42-20-42-39 0-33 29-52 82-51v-3c0-11-3-33-31-32-13 0-26 3-36 10l-5-17c11-7 28-12 45-12 41 0 52 29 52 57zM2145 124c0-3 0-8-1-11-4-15-17-29-36-29-26 0-41 23-41 53 0 28 14 51 40 51 17 0 32-12 37-30 1-3 1-7 1-11zM2170 3v166c0 13 0 26 1 36h-22l-1-24h-1c-8 15-24 27-46 27-33 0-59-28-59-70 0-46 28-74 61-74 21 0 35 10 41 21h1v-82zM1895 105c0-15 0-27-1-38h22l2 23c7-13 23-26 45-26 19 0 49 12 49 59v82h-25v-79c0-22-8-41-32-41-16 0-29 11-33 26-1 3-2 7-2 12v82h-25zM1750 205v-119h-18v-19h18v-7c0-36 22-60 60-60 13 0 28 4 35 9l-7 19c-7-4-17-8-29-8-26 0-34 19-34 40v7h79v138h-25v-119h-54v119zM1622 3h24v202h-24zM1555 3h25v202h-25zM1489 67h25v138h-25zM1517 29c0 8-6 15-16 15-9 0-15-7-15-15 0-9 6-16 15-16s16 7 16 16zM1291 67l19 71c3 15 7 29 10 43 4-14 8-29 13-43l22-71h21l21 69c5 17 9 31 12 45h1c2-14 6-28 10-44l20-70h24l-44 138h-22l-21-66c-5-15-9-28-12-45h-1c-3 17-7 31-12 46l-22 65h-23l-41-138zM1181 167c0 15 0 27 1 38h-22l-2-23c-6 11-21 26-45 26-22 0-48-12-48-60v-81h25v76c0 26 9 44 31 44 16 0 28-11 33-23 1-3 2-8 2-12v-85h25zM927 137c0 30 17 52 41 52s42-22 42-53c0-23-12-53-41-53s-42 28-42 54zM1035 135c0 51-35 73-68 73-37 0-65-27-65-70 0-47 30-74 67-74 40 0 66 29 66 71zM791 67l29 82c4 9 7 20 9 28h1c2-8 5-19 8-29l28-81h26l-37 98c-18 47-30 71-47 86-13 10-25 15-31 16l-6-21c6-2 14-6 22-12 7-5 15-15 21-28 1-2 2-4 2-6 0-1-1-3-2-6l-51-127zM524 67l18 71c4 15 8 29 10 43h1c3-14 8-29 12-43l23-71h20l22 69c5 17 9 31 12 45h1c2-14 5-28 10-44l19-70h25l-44 138h-23l-20-66c-5-15-9-28-13-45-4 17-8 31-13 46l-22 65h-22l-41-138zM377 137c0 30 17 52 41 52s41-22 41-53c0-23-11-53-40-53s-42 28-42 54zM485 135c0 51-35 73-68 73-37 0-66-27-66-70 0-47 31-74 68-74 39 0 66 29 66 71zM295 3h25v202h-25zM240 123c0-15-6-41-34-41-26 0-36 24-38 41zM167 141c1 33 22 47 47 47 18 0 29-3 38-7l4 18c-8 4-24 9-45 9-42 0-67-28-67-69 0-43 24-75 64-75 45 0 56 40 56 65 0 5 0 9-1 12zM25 186c5 1 12 1 21 1 25 0 48-9 48-37 0-25-22-36-49-36h-20zM25 94h22c26 0 41-14 41-32 0-22-17-31-41-31-12 0-18 1-22 2zM0 16c11-2 28-4 45-4 25 0 41 4 52 14 10 7 16 19 16 34 0 18-12 34-32 42v1c18 4 39 19 39 47 0 17-6 30-16 39-13 12-35 17-66 17-16 0-29-1-38-2z">
          <text:p/>
        </draw:path>
        <draw:path draw:style-name="gr15" draw:text-style-name="P9" draw:layer="layout" svg:width="11.317cm" svg:height="0.265cm" svg:x="1.019cm" svg:y="8.855cm" svg:viewBox="0 0 11318 266" svg:d="M11201 104c0-14 0-25-1-36h22l2 22c7-13 23-25 45-25 19 0 49 11 49 58v81h-25v-79c0-22-8-40-32-40-16 0-29 12-33 25-1 4-2 8-2 12v82h-25zM11137 121c0-4 0-7-1-11-5-14-16-26-35-26-23 0-40 20-40 51 0 27 13 50 40 50 15 0 29-10 34-26 2-4 2-9 2-13zM11162 184c0 32-6 51-19 63-14 12-33 16-50 16s-35-4-46-11l7-19c9 5 23 11 40 11 25 0 44-14 44-48v-15h-1c-7 12-22 22-43 22-34 0-58-28-58-66 0-46 30-72 61-72 24 0 37 12 43 23l1-20h22c-1 9-1 20-1 37zM10979 68h25v136h-25zM11007 29c0 9-6 15-16 15-9 0-15-6-15-15s7-16 16-16 15 6 15 16zM10864 179c8 4 21 10 33 10 18 0 27-9 27-21s-7-18-26-25c-24-9-36-22-36-38 0-22 18-40 47-40 14 0 26 3 33 8l-5 18c-6-3-16-8-28-8-15 0-23 8-23 19s8 16 26 23c23 9 36 21 36 41 0 24-19 41-51 41-15 0-29-4-39-9zM10734 239c6-17 13-47 16-68l28-2c-7 23-19 55-27 68zM10638 179c7 4 20 10 33 10 17 0 26-9 26-21s-7-18-25-25c-25-9-37-22-37-38 0-22 18-40 47-40 14 0 26 3 34 8l-6 18c-6-3-15-8-28-8-15 0-23 8-23 19s8 16 26 23c23 9 36 21 36 41 0 24-19 41-51 41-15 0-29-4-38-9zM10574 3h25v201h-25zM10508 68h25v136h-25zM10536 29c0 9-6 15-16 15-9 0-15-6-15-15s7-16 16-16 15 6 15 16zM10444 134c-27 0-57 5-57 31 0 16 10 24 23 24 18 0 29-11 33-23 1-3 1-6 1-8zM10468 171c0 12 1 24 2 33h-22l-2-17h-1c-7 11-22 20-41 20-28 0-42-19-42-39 0-33 29-51 82-51v-3c0-11-3-31-31-31-13 0-26 4-36 10l-6-16c12-8 28-12 46-12 41 0 51 28 51 55zM10309 35v33h36v18h-36v74c0 17 5 27 19 27 7 0 10-1 14-2l1 19c-5 1-12 3-22 3-11 0-21-4-27-10-6-8-9-20-9-36v-75h-21v-18h21v-26zM10225 123c0-16-7-41-35-41-25 0-36 23-38 41zM10152 140c0 34 21 48 47 48 17 0 28-3 37-7l5 17c-9 4-24 9-46 9-42 0-67-28-67-69s24-73 64-73c45 0 57 39 57 64 0 5-1 8-1 11zM10072 123c0-3 0-7-1-10-4-16-17-29-36-29-26 0-41 23-41 53 0 27 14 50 40 50 17 0 32-11 37-30 1-3 1-6 1-10zM10097 3v166c0 12 0 26 1 35h-22l-1-24h-1c-8 16-24 27-46 27-33 0-59-28-59-69 0-46 28-73 61-73 21 0 35 10 41 20h1v-82zM9856 35v33h35v18h-35v74c0 17 4 27 18 27 7 0 11-1 15-2l1 19c-5 1-13 3-22 3-12 0-21-4-27-10-7-8-10-20-10-36v-75h-21v-18h21v-26zM9670 104c0-14 0-25-1-36h22l2 22c7-13 23-25 45-25 19 0 49 11 49 58v81h-25v-79c0-22-8-40-32-40-16 0-29 12-33 25-1 4-2 8-2 12v82h-25zM9616 123c0-16-7-41-35-41-25 0-36 23-38 41zM9543 140c0 34 22 48 47 48 18 0 29-3 38-7l4 17c-9 4-24 9-46 9-42 0-67-28-67-69s24-73 64-73c45 0 57 39 57 64 0 5-1 8-1 11zM9294 104c0-14-1-25-1-36h21l2 22c8-13 21-25 44-25 18 0 32 11 38 27h1c4-8 9-13 15-18 8-6 17-9 30-9 18 0 45 12 45 59v80h-24v-77c0-26-10-42-30-42-14 0-25 10-29 22-2 4-2 8-2 13v84h-25v-82c0-21-9-37-28-37-15 0-27 12-31 25-1 3-2 8-2 12v82h-24zM9170 68l30 80c3 9 7 20 9 28 3-8 6-19 9-28l27-80h26l-37 97c-18 47-30 70-47 85-12 11-24 15-30 16l-6-20c6-2 14-6 21-13 7-5 15-15 21-27 1-3 2-5 2-6 0-2 0-4-2-7l-50-125zM9099 134c-27 0-57 5-57 31 0 16 10 24 23 24 18 0 29-11 33-23 1-3 1-6 1-8zM9123 171c0 12 1 24 2 33h-22l-2-17h-1c-7 11-22 20-42 20-27 0-41-19-41-39 0-33 29-51 82-51v-3c0-11-3-31-31-31-13 0-26 4-36 10l-6-16c12-8 28-12 45-12 42 0 52 28 52 55zM8892 148c0 4 0 8 1 11 4 17 19 29 37 29 26 0 41-22 41-53 0-27-14-51-40-51-17 0-33 12-38 31-1 3-1 7-1 10zM8867 112c0-17-1-32-1-44h22l1 23h1c10-17 26-26 48-26 34 0 58 28 58 69 0 49-30 73-62 73-18 0-34-8-42-21v74h-25zM8752 123c1-16-6-41-34-41-25 0-36 23-38 41zM8680 140c0 34 21 48 47 48 17 0 28-3 37-7l5 17c-9 4-24 9-46 9-42 0-67-28-67-69s24-73 64-73c45 0 56 39 56 64 0 5 0 8 0 11zM8509 3h25v86h1c4-7 10-13 18-18 7-4 16-6 25-6 18 0 48 11 48 58v81h-25v-78c0-22-8-41-32-41-16 0-28 12-33 25-2 4-2 7-2 12v82h-25zM8446 35v33h35v18h-35v74c0 17 5 27 19 27 6 0 10-1 14-2l1 19c-5 1-12 3-22 3-11 0-21-4-27-10-6-8-9-20-9-36v-75h-21v-18h21v-26zM8200 104c0-14-1-25-1-36h22l1 22h1c6-13 22-25 45-25 19 0 48 11 48 58v81h-25v-79c0-22-8-40-31-40-17 0-29 12-34 25-1 4-1 8-1 12v82h-25zM8134 68h25v136h-25zM8161 29c0 9-6 15-15 15s-15-6-15-15 6-16 15-16 15 6 15 16zM8007 3h25v201h-25zM7941 3h25v201h-25zM7796 204v-118h-19v-18h19v-8c0-36 21-60 59-60 13 0 28 4 35 9l-7 20c-6-5-17-9-29-9-26 0-34 19-34 41v7h80v136h-25v-118h-55v118zM7659 239c6-17 14-47 17-68l28-2c-7 23-19 55-27 68zM7613 35v33h35v18h-35v74c0 17 4 27 18 27 7 0 11-1 15-2l1 19c-5 1-13 3-22 3-12 0-21-4-27-10-7-8-10-20-10-36v-75h-21v-18h21v-26zM7427 104c0-14 0-25-1-36h22l2 22c7-13 23-25 45-25 19 0 49 11 49 58v81h-25v-79c0-22-8-40-32-40-16 0-29 12-33 25-1 4-2 8-2 12v82h-25zM7373 123c0-16-7-41-35-41-25 0-36 23-38 41zM7300 140c0 34 22 48 47 48 17 0 28-3 38-7l4 17c-9 4-24 9-46 9-42 0-67-28-67-69s24-73 64-73c45 0 57 39 57 64 0 5-1 8-1 11zM7051 104c0-14-1-25-1-36h21l2 22c8-13 21-25 44-25 18 0 32 11 38 27h1c4-8 9-13 15-18 8-6 17-9 30-9 18 0 45 12 45 59v80h-24v-77c0-26-10-42-30-42-14 0-25 10-29 22-2 4-2 8-2 13v84h-25v-82c0-21-9-37-28-37-15 0-27 12-31 25-1 3-2 8-2 12v82h-24zM7010 167c0 14 0 26 1 37h-22l-2-22c-6 11-21 25-45 25-22 0-47-12-47-60v-79h24v75c0 26 9 44 31 44 17 0 28-12 33-23 1-4 2-8 2-13v-83h25zM6866 199c-6 3-20 8-39 8-41 0-68-28-68-70s29-72 74-72c14 0 27 3 34 7l-6 19c-6-3-15-7-28-7-32 0-49 24-49 52 0 32 21 51 48 51 14 0 23-3 30-6zM6630 136c0 30 17 53 41 53s42-23 42-54c0-23-12-52-41-52s-42 27-42 53zM6738 135c0 50-35 72-68 72-37 0-66-27-66-70 0-46 31-72 68-72 39 0 66 28 66 70zM6548 123c0-3 0-7-1-10-3-16-17-29-36-29-25 0-40 23-40 53 0 27 13 50 40 50 17 0 32-11 36-30 1-3 1-6 1-10zM6573 3v166c0 12 0 26 1 35h-22l-1-24h-1c-7 16-24 27-46 27-33 0-59-28-59-69 0-46 29-73 62-73 21 0 35 10 41 20v-82zM6280 179c8 4 21 10 33 10 18 0 27-9 27-21s-7-18-25-25c-25-9-37-22-37-38 0-22 18-40 47-40 14 0 26 3 34 8l-6 18c-6-3-16-8-28-8-15 0-23 8-23 19s8 16 26 23c23 9 36 21 36 41 0 24-19 41-51 41-15 0-29-4-38-9zM6218 68h25v136h-25zM6246 29c0 9-6 15-16 15-9 0-15-6-15-15s6-16 15-16 16 6 16 16zM6061 3h25v86h1c4-7 10-13 17-18 8-4 17-6 26-6 18 0 48 11 48 58v81h-25v-78c0-22-8-41-32-41-16 0-28 12-33 25-2 4-2 7-2 12v82h-25zM5998 35v33h35v18h-35v74c0 17 5 27 19 27 6 0 10-1 14-2l1 19c-5 1-12 3-22 3-12 0-21-4-27-10-7-8-9-20-9-36v-75h-21v-18h21v-26zM5845 35v33h35v18h-35v74c0 17 5 27 18 27 7 0 11-1 15-2l1 19c-5 1-12 3-22 3-12 0-21-4-27-10-7-8-9-20-9-36v-75h-22v-18h22v-26zM5774 167c0 14 0 26 1 37h-22l-2-22c-6 11-21 25-45 25-22 0-47-12-47-60v-79h24v75c0 26 9 44 31 44 17 0 28-12 33-23 1-4 2-8 2-13v-83h25zM5520 136c0 30 17 53 41 53s42-23 42-54c0-23-12-52-41-52s-42 27-42 53zM5628 135c0 50-35 72-68 72-36 0-65-27-65-70 0-46 30-72 68-72 39 0 65 28 65 70zM5381 35v33h36v18h-36v74c0 17 5 27 19 27 7 0 11-1 14-2l2 19c-5 1-13 3-22 3-12 0-21-4-27-10-7-8-10-20-10-36v-75h-21v-18h21v-26zM5196 104c0-14 0-25-1-36h22l1 22h1c7-13 23-25 45-25 19 0 48 11 48 58v81h-24v-79c0-22-9-40-32-40-16 0-29 12-33 25-1 4-2 8-2 12v82h-25zM5130 68h25v136h-25zM5158 29c0 9-6 15-16 15-9 0-15-6-15-15s6-16 16-16c9 0 15 6 15 16zM5037 110c0-16 0-30-1-42h21l2 27c7-19 22-30 39-30 2 0 4 0 6 0v24c-2-1-5-1-8-1-18 0-30 13-33 32-1 3-1 7-1 11v73h-25zM4901 148c0 4 0 8 1 11 5 17 20 29 37 29 27 0 42-22 42-53 0-27-15-51-41-51-17 0-33 12-37 31-1 3-2 7-2 10zM4876 112c0-17 0-32-1-44h22l2 23c10-17 26-26 49-26 33 0 58 28 58 69 0 49-30 73-62 73-19 0-34-8-42-21h-1v74h-25zM4762 123c0-16-7-41-34-41-26 0-37 23-39 41zM4689 140c1 34 22 48 47 48 18 0 29-3 38-7l4 17c-8 4-24 9-45 9-42 0-68-28-68-69s25-73 64-73c45 0 57 39 57 64 0 5 0 8-1 11zM4559 179c8 4 21 10 33 10 18 0 27-9 27-21s-8-18-26-25c-24-9-36-22-36-38 0-22 18-40 47-40 14 0 26 3 33 8l-6 18c-5-3-15-8-27-8-15 0-23 8-23 19s8 16 26 23c23 9 36 21 36 41 0 24-19 41-51 41-15 0-29-4-39-9zM4499 134c-27 0-58 5-58 31 0 16 11 24 23 24 18 0 30-11 34-23 0-3 1-6 1-8zM4523 171c0 12 0 24 2 33h-23l-2-17c-8 11-23 20-42 20-28 0-42-19-42-39 0-33 29-51 82-51v-3c0-11-3-31-31-31-13 0-26 4-36 10l-5-16c11-8 28-12 45-12 42 0 52 28 52 55zM4372 123c0-16-6-41-34-41-26 0-36 23-38 41zM4299 140c1 34 22 48 47 48 18 0 29-3 38-7l4 17c-8 4-24 9-45 9-42 0-67-28-67-69s24-73 64-73c44 0 56 39 56 64 0 5 0 8-1 11zM4219 3h25v201h-25zM4083 148c0 4 0 8 1 11 5 17 20 29 37 29 27 0 42-22 42-53 0-27-15-51-41-51-17 0-33 12-37 31-1 3-2 7-2 10zM4058 112c0-17 0-32-1-44h22l2 23c10-17 27-26 49-26 33 0 58 28 58 69 0 49-30 73-62 73-18 0-34-8-42-21h-1v74h-25zM3944 123c0-16-6-41-34-41-26 0-37 23-39 41zM3871 140c1 34 22 48 47 48 18 0 29-3 38-7l4 17c-8 4-24 9-45 9-42 0-67-28-67-69s24-73 64-73c44 0 56 39 56 64 0 5 0 8-1 11zM3796 35v33h35v18h-35v74c0 17 4 27 18 27 7 0 11-1 15-2l1 19c-5 1-13 3-22 3-12 0-21-4-27-10-7-8-10-20-10-36v-75h-21v-18h21v-26zM3626 136c0 30 17 53 42 53 23 0 41-23 41-54 0-23-11-52-41-52-29 0-42 27-42 53zM3734 135c0 50-35 72-68 72-36 0-65-27-65-70 0-46 30-72 68-72 39 0 65 28 65 70zM3570 167c0 14 0 26 1 37h-22l-2-22c-6 11-21 25-45 25-22 0-47-12-47-60v-79h25v75c0 26 8 44 30 44 17 0 28-12 33-23 1-4 2-8 2-13v-83h25zM3390 123c0-4 0-7-1-10-4-16-17-29-36-29-25 0-41 22-41 53 0 27 13 50 40 50 16 0 30-9 36-26 1-4 2-9 2-13zM3390 183h-1c-7 13-22 24-44 24-32 0-58-27-58-69 0-51 33-73 62-73 21 0 35 10 42 23l1-20h24c-1 11-2 23-2 37v155h-24zM3122 179c8 4 21 10 33 10 18 0 26-9 26-21s-7-18-25-25c-25-9-36-22-36-38 0-22 18-40 47-40 14 0 26 3 33 8l-6 18c-5-3-15-8-28-8-14 0-22 8-22 19s8 16 25 23c24 9 36 21 36 41 0 24-19 41-51 41-15 0-28-4-38-9zM3059 68h25v136h-25zM3087 29c0 9-6 15-16 15-9 0-15-6-15-15s6-16 16-16c9 0 15 6 15 16zM2903 3h25v86c4-7 10-13 18-18 7-4 16-6 25-6 19 0 48 11 48 58v81h-25v-78c0-22-8-41-31-41-16 0-29 12-34 25-1 4-1 7-1 12v82h-25zM2839 35v33h36v18h-36v74c0 17 5 27 19 27 7 0 11-1 14-2l1 19c-4 1-12 3-21 3-12 0-21-4-27-10-7-8-10-20-10-36v-75h-21v-18h21v-26zM2686 35v33h36v18h-36v74c0 17 5 27 19 27 7 0 11-1 14-2l1 19c-4 1-12 3-22 3-11 0-21-4-26-10-7-8-10-20-10-36v-75h-21v-18h21v-26zM2520 148c0 4 1 8 2 11 4 17 19 29 37 29 26 0 41-22 41-53 0-27-14-51-40-51-17 0-33 12-38 31-1 3-2 7-2 10zM2496 112c0-17-1-32-1-44h22l1 23h1c10-17 26-26 48-26 34 0 58 28 58 69 0 49-30 73-62 73-18 0-34-8-42-21h-1v74h-24zM2441 123c0-16-6-41-34-41-26 0-36 23-38 41zM2368 140c1 34 22 48 47 48 18 0 29-3 38-7l5 17c-9 4-24 9-46 9-42 0-67-28-67-69s24-73 64-73c45 0 56 39 56 64 0 5 0 8-1 11zM2327 199c-6 3-21 8-39 8-41 0-68-28-68-70s29-72 73-72c15 0 28 3 35 7l-6 19c-6-3-15-7-29-7-31 0-48 24-48 52 0 32 21 51 48 51 14 0 23-3 30-6zM2203 199c-7 3-21 8-40 8-41 0-68-28-68-70s29-72 74-72c14 0 27 3 34 7l-5 19c-6-3-16-7-29-7-32 0-48 24-48 52 0 32 20 51 47 51 14 0 23-3 30-6zM2041 134c-27 0-57 5-57 31 0 16 10 24 23 24 18 0 29-11 33-23 1-3 1-6 1-8zM2065 171c0 12 1 24 2 33h-22l-2-17h-1c-7 11-22 20-42 20-27 0-41-19-41-39 0-33 29-51 82-51v-3c0-11-3-31-31-31-13 0-26 4-36 10l-6-16c12-8 28-12 45-12 42 0 52 28 52 55zM1770 136c0 30 17 53 41 53s42-23 42-54c0-23-12-52-41-52s-42 27-42 53zM1878 135c0 50-35 72-68 72-36 0-65-27-65-70 0-46 30-72 68-72 39 0 65 28 65 70zM1693 35v33h36v18h-36v74c0 17 5 27 19 27 6 0 10-1 14-2l1 19c-5 1-12 3-22 3-11 0-21-4-27-10-6-8-9-20-9-36v-75h-21v-18h21v-26zM1480 68l29 80c4 9 7 20 9 28h1c2-8 5-19 9-28l27-80h26l-37 97c-18 47-30 70-47 85-13 11-24 15-31 16l-6-20c6-2 14-6 22-13 7-5 15-15 21-27 1-3 2-5 2-6 0-2-1-4-2-7l-50-125zM1405 123c0-3-1-7-2-10-3-16-17-29-35-29-26 0-41 23-41 53 0 27 14 50 40 50 17 0 32-11 36-30 1-3 2-6 2-10zM1429 3v166c0 12 1 26 1 35h-22l-1-24h-1c-7 16-23 27-46 27-33 0-58-28-58-69-1-46 28-73 61-73 21 0 35 10 41 20h1v-82zM1248 134c-28 0-58 5-58 31 0 16 10 24 23 24 18 0 29-11 33-23 1-3 2-6 2-8zM1271 171c0 12 1 24 2 33h-22l-2-17h-1c-7 11-22 20-41 20-28 0-42-19-42-39 0-33 29-51 82-51v-3c0-11-3-31-31-31-13 0-26 4-36 10l-6-16c12-8 28-12 46-12 41 0 51 28 51 55zM1121 123c0-16-7-41-35-41-25 0-36 23-38 41zM1048 140c1 34 22 48 47 48 18 0 29-3 38-7l4 17c-8 4-24 9-45 9-42 0-68-28-68-69s25-73 64-73c45 0 57 39 57 64 0 5 0 8-1 11zM945 110c0-16 0-30-1-42h21l2 27c7-19 22-30 39-30 2 0 4 0 6 0v24c-2-1-5-1-8-1-18 0-30 13-33 32-1 3-1 7-1 11v73h-25zM830 123c1-16-6-41-34-41-25 0-36 23-38 41zM758 140c0 34 21 48 46 48 18 0 29-3 38-7l5 17c-9 4-24 9-46 9-42 0-67-28-67-69s24-73 64-73c45 0 56 39 56 64 0 5 0 8 0 11zM654 110c0-16 0-30-1-42h22l1 27h1c6-19 21-30 38-30 3 0 5 0 7 0v24c-3-1-5-1-9-1-17 0-30 13-33 32 0 3-1 7-1 11v73h-25zM590 134c-27 0-57 5-57 31 0 16 10 24 23 24 18 0 29-11 33-23 1-3 1-6 1-8zM614 171c0 12 1 24 2 33h-22l-2-17h-1c-7 11-22 20-41 20-28 0-42-19-42-39 0-33 29-51 82-51v-3c0-11-3-31-31-31-13 0-26 4-36 10l-6-16c12-8 28-12 46-12 41 0 51 28 51 55zM418 167c0 14 0 26 1 37h-22l-2-22c-6 11-21 25-45 25-22 0-48-12-48-60v-79h25v75c0 26 9 44 31 44 16 0 28-12 33-23 1-4 2-8 2-13v-83h25zM164 136c0 30 17 53 41 53s42-23 42-54c0-23-12-52-41-52s-42 27-42 53zM272 135c0 50-35 72-68 72-37 0-65-27-65-70 0-46 30-72 67-72 40 0 66 28 66 70zM28 68l29 80c4 9 7 20 9 28h1c2-8 5-19 9-28l27-80h26l-37 97c-18 47-30 70-47 85-13 11-24 15-31 16l-6-20c6-2 14-6 22-13 7-5 15-15 21-27 1-3 2-5 2-6 0-2-1-4-2-7l-51-125z">
          <text:p/>
        </draw:path>
        <draw:frame draw:style-name="gr14" draw:text-style-name="P8" draw:layer="layout" svg:width="0.281cm" svg:height="0.319cm" svg:x="12.573cm" svg:y="7.788cm">
          <draw:text-box>
            <text:p text:style-name="P4"><text:span text:style-name="T6"><text:s/></text:span></text:p>
          </draw:text-box>
        </draw:frame>
        <draw:frame draw:style-name="gr14" draw:text-style-name="P8" draw:layer="layout" svg:width="4.917cm" svg:height="0.319cm" svg:x="1.017cm" svg:y="9.142cm">
          <draw:text-box>
            <text:p text:style-name="P4"><text:span text:style-name="T6">and fax it back to me at </text:span><text:span text:style-name="T8">214.701.0776</text:span><text:span text:style-name="T6">. </text:span></text:p>
          </draw:text-box>
        </draw:frame>
        <draw:path draw:style-name="gr15" draw:text-style-name="P9" draw:layer="layout" svg:width="11.064cm" svg:height="0.266cm" svg:x="1.017cm" svg:y="10.208cm" svg:viewBox="0 0 11065 267" svg:d="M11064 166c0 15 1 27 1 38h-22l-1-23c-7 11-21 26-46 26-21 0-47-12-47-60v-80h25v75c0 26 8 44 31 44 16 0 28-11 32-23 2-3 3-8 3-12v-84h24zM10811 136c0 30 17 52 41 52s41-22 41-53c0-23-11-52-40-52s-42 27-42 53zM10919 134c0 51-35 73-68 73-37 0-66-27-66-71 0-45 31-72 68-72 39 0 66 29 66 70zM10674 67l30 81c3 9 7 20 9 28h1c2-8 5-19 8-29l27-80h27l-38 97c-17 47-30 71-46 86-13 11-25 16-31 17l-6-22c6-2 14-6 22-12 6-5 15-15 20-28 2-2 2-4 2-6 0-1 0-3-2-6l-50-126zM10526 204v-118h-19v-19h19v-6c0-20 4-37 16-48 9-9 21-13 33-13 9 0 16 2 21 4l-3 19c-4-1-9-3-16-3-21 0-27 19-27 40v7h33v19h-33v118zM10478 204h-24v-190h24zM10329 189c0-10 7-18 17-18s16 8 16 18-6 18-17 18c-9 0-16-8-16-18zM10283 122c1-15-6-40-34-40-25 0-36 23-38 40zM10211 140c0 33 21 47 47 47 17 0 28-3 37-7l5 18c-9 4-24 9-46 9-42 0-67-28-67-69 0-42 24-74 64-74 45 0 56 39 56 64 0 5 0 9 0 12zM10040 104c0-14 0-26-1-37h22l2 23c7-13 23-26 45-26 19 0 49 12 49 58v82h-25v-79c0-22-8-40-32-40-16 0-29 11-33 25-1 3-2 7-2 12v82h-25zM9901 136c0 30 17 52 41 52s42-22 42-53c0-23-12-52-41-52s-42 27-42 53zM10009 134c0 51-35 73-68 73-37 0-65-27-65-71 0-45 30-72 67-72 40 0 66 29 66 70zM9729 3h25v86c4-7 11-14 18-18 8-4 16-7 26-7 18 0 47 12 47 58v82h-25v-79c0-22-8-40-31-40-16 0-29 11-33 24-2 4-2 8-2 12v83h-25zM9593 148c0 4 0 7 1 10 5 17 20 29 38 29 26 0 41-21 41-52 0-28-14-51-41-51-17 0-33 12-37 31-1 3-2 6-2 9zM9569 112c0-18-1-32-2-45h22l2 24c10-17 27-27 49-27 33 0 58 28 58 69 0 49-30 74-62 74-18 0-34-8-42-22h-1v74h-24zM9385 67l30 81c3 9 6 20 9 28 3-8 6-19 9-29l27-80h26l-37 97c-18 47-30 71-47 86-12 11-24 16-30 17l-6-22c6-2 14-6 21-12 7-5 15-15 21-28 1-2 2-4 2-6 0-1 0-3-2-6l-50-126zM9242 149c0 3 0 6 1 9 5 17 19 29 37 29 27 0 42-21 42-52 0-28-14-51-41-51-17 0-32 12-38 30 0 3-1 7-1 11zM9218 3h24v86h1c8-15 24-25 46-25 34 0 58 29 58 70 0 48-31 73-61 73-20 0-36-8-46-26h-1l-1 23h-22c1-10 2-23 2-36zM9043 179c7 4 20 9 33 9 17 0 26-9 26-20 0-12-7-18-25-25-25-9-37-22-37-39 0-22 18-40 48-40 13 0 25 4 33 9l-6 18c-5-4-15-8-28-8-15 0-23 8-23 18 0 12 8 17 26 24 23 8 36 20 36 41 0 24-19 41-51 41-15 0-29-4-38-10zM8954 110c0-16 0-30-1-43h21l2 27c7-18 22-30 38-30 3 0 5 1 7 1v23c-2 0-5 0-8 0-18 0-30 13-33 31-1 4-1 8-1 12v73h-25zM8913 166c0 15 0 27 1 38h-22l-2-23c-6 11-21 26-45 26-22 0-47-12-47-60v-80h24v75c0 26 9 44 31 44 17 0 28-11 33-23 1-3 2-8 2-12v-84h25zM8659 136c0 30 17 52 41 52s42-22 42-53c0-23-12-52-41-52s-42 27-42 53zM8767 134c0 51-35 73-68 73-36 0-65-27-65-71 0-45 30-72 67-72 40 0 66 29 66 70zM8487 3h25v86h1c3-7 10-14 17-18 8-4 16-7 26-7 18 0 47 12 47 58v82h-24v-79c0-22-9-40-32-40-16 0-29 11-33 24-2 4-2 8-2 12v83h-25zM8352 134v-61c0-10 0-19 0-29-6 11-11 19-16 27l-45 63zM8352 204v-51h-86v-16l82-117h27v114h26v19h-26v51zM8130 204v-16l20-18c46-45 68-69 68-96 0-19-9-36-36-36-17 0-31 8-39 15l-8-17c12-11 31-19 52-19 39 0 56 27 56 53 0 34-25 62-63 99l-15 13v1h82v21zM7922 104c0-14-1-26-1-37h22l1 23h1c6-13 22-26 45-26 19 0 48 12 48 58v82h-25v-79c0-22-8-40-31-40-17 0-29 11-34 25-1 3-1 7-1 12v82h-25zM7856 67h25v137h-25zM7883 29c0 8-6 15-15 15s-15-7-15-15c0-9 6-16 15-16s15 7 15 16zM7699 3h25v86h1c4-7 10-14 17-18 8-4 17-7 26-7 18 0 47 12 47 58v82h-24v-79c0-22-9-40-32-40-16 0-28 11-33 24-2 4-2 8-2 12v83h-25zM7636 34v33h35v19h-35v74c0 17 5 26 18 26 7 0 11 0 15-2l1 19c-5 2-12 4-22 4-12 0-21-4-27-11-7-7-9-19-9-36v-74h-22v-19h22v-25zM7540 67h25v137h-25zM7568 29c0 8-6 15-16 15-9 0-15-7-15-15 0-9 6-16 15-16s16 7 16 16zM7342 67l19 69c3 16 7 30 9 44h1c3-14 8-29 12-43l23-70h21l21 68c5 17 9 31 12 45h1c2-14 6-28 10-44l20-69h24l-44 137h-22l-21-66c-5-15-9-28-12-44h-1c-3 16-8 30-12 45l-22 65h-23l-41-137zM7218 122c0-15-7-40-35-40-25 0-36 23-38 40zM7145 140c1 33 22 47 47 47 18 0 29-3 38-7l4 18c-8 4-24 9-45 9-42 0-68-28-68-69 0-42 25-74 64-74 45 0 57 39 57 64 0 5 0 9-1 12zM7070 34v33h35v19h-35v74c0 17 4 26 18 26 7 0 11 0 15-2l1 19c-5 2-13 4-22 4-12 0-21-4-27-11-7-7-10-19-10-36v-74h-21v-19h21v-25zM6977 134c-27-1-58 4-58 31 0 16 11 23 23 23 18 0 30-11 34-22 0-3 1-6 1-8zM7001 171c0 12 0 23 2 33h-23l-2-18c-8 11-23 21-42 21-28 0-42-20-42-39 0-33 29-52 82-51v-3c0-11-3-32-31-31-13 0-26 3-36 10l-5-17c11-7 28-12 45-12 42 0 52 29 52 56zM6839 123c0-3 0-8-1-11-4-15-17-28-36-28-26 0-41 22-41 52 0 28 14 51 40 51 17 0 32-12 37-30 1-3 1-7 1-11zM6863 3v165c0 13 1 26 2 36h-22l-2-24c-8 15-24 27-46 27-33 0-59-28-59-70 0-45 28-73 61-73 21 0 35 10 41 21h1v-82zM6631 122c1-15-6-40-34-40-25 0-36 23-38 40zM6559 140c0 33 21 47 46 47 18 0 29-3 38-7l5 18c-9 4-24 9-46 9-42 0-67-28-67-69 0-42 24-74 64-74 45 0 56 39 56 64 0 5 0 9-1 12zM6388 3h25v86h1c4-7 10-14 17-18 8-4 16-7 26-7 18 0 47 12 47 58v82h-24v-79c0-22-9-40-32-40-16 0-28 11-33 24-2 4-2 8-2 12v83h-25zM6325 34v33h35v19h-35v74c0 17 5 26 18 26 7 0 11 0 15-2l1 19c-5 2-12 4-22 4-12 0-21-4-27-11-7-7-9-19-9-36v-74h-22v-19h22v-25zM6000 104c0-14-1-26-1-37h22l1 22c8-13 21-25 44-25 18 0 32 12 38 28h1c4-8 9-14 15-18 8-6 17-10 30-10 18 0 45 12 45 60v80h-24v-77c0-27-10-42-30-42-14 0-25 10-29 22-1 4-2 8-2 12v85h-25v-82c0-22-9-37-28-37-15 0-27 12-31 24-1 4-2 8-2 13v82h-24zM5907 110c0-16-1-30-2-43h22l1 27h1c6-18 22-30 38-30 3 0 5 1 7 1v23c-3 0-5 0-8 0-18 0-30 13-34 31 0 4-1 8-1 12v73h-24zM5762 204v-118h-19v-19h19v-7c0-36 21-60 59-60 13 0 28 4 35 9l-7 19c-6-4-17-8-29-8-26 0-34 19-34 40v7h79v137h-24v-118h-55v118zM5603 104c0-14-1-26-2-37h22l2 23c7-13 23-26 46-26 18 0 48 12 48 58v82h-25v-79c0-22-8-40-32-40-16 0-28 11-33 25-1 3-2 7-2 12v82h-24zM5463 136c0 30 17 52 41 52s42-22 42-53c0-23-12-52-41-52s-42 27-42 53zM5571 134c0 51-35 73-68 73-36 0-65-27-65-71 0-45 30-72 68-72 39 0 65 29 65 70zM5420 199c-6 3-20 8-39 8-41 0-68-28-68-70s29-73 74-73c14 0 27 4 34 8l-6 19c-6-4-15-7-28-7-32 0-49 23-49 52 0 31 21 51 48 51 14 0 23-4 30-7zM5197 3h25v201h-25zM5130 3h25v201h-25zM5096 8l-5 68h-15l-5-68zM5023 122c0-15-7-40-35-40-25 0-36 23-38 40zM4950 140c0 33 21 47 47 47 17 0 28-3 37-7l5 18c-9 4-24 9-46 9-42 0-67-28-67-69 0-42 24-74 64-74 45 0 57 39 57 64 0 5-1 9-1 12zM4739 204l-49-190h26l23 96c5 23 11 47 14 65h1c3-18 9-41 15-66l25-95h26l23 96c6 23 11 45 13 65h1c4-21 9-42 15-66l25-95h25l-53 190h-26l-24-99c-6-25-10-43-12-62h-1c-3 18-8 37-15 62l-27 99zM4593 189c0-10 7-18 17-18s16 8 16 18-6 18-17 18c-9 0-16-8-16-18zM4536 34v33h36v19h-36v74c0 17 5 26 19 26 6 0 10 0 14-2l1 19c-5 2-12 4-22 4-11 0-21-4-27-11-7-7-10-19-10-36v-74h-21v-19h21v-25zM4350 104c0-14 0-26-1-37h22l1 23h1c6-13 22-26 45-26 19 0 48 12 48 58v82h-25v-79c0-22-8-40-31-40-16 0-29 11-34 25-1 3-1 7-1 12v82h-25zM4295 122c0-15-6-40-34-40-26 0-36 23-38 40zM4222 140c1 33 22 47 47 47 18 0 29-3 38-7l4 18c-8 4-24 9-45 9-42 0-67-28-67-69 0-42 24-74 64-74 45 0 56 39 56 64 0 5 0 9-1 12zM4085 67l27 77c5 12 8 24 11 35h1c3-11 7-23 11-35l27-77h26l-54 137h-23l-52-137zM4021 122c0-15-7-40-34-40-26 0-36 23-39 40zM3948 140c1 33 22 47 47 47 18 0 29-3 38-7l4 18c-8 4-24 9-45 9-42 0-67-28-67-69 0-42 24-74 64-74 44 0 56 39 56 64 0 5 0 9-1 12zM3820 122c0-15-7-40-34-40-26 0-37 23-39 40zM3747 140c1 33 22 47 47 47 18 0 29-3 38-7l4 18c-8 4-24 9-45 9-42 0-68-28-68-69 0-42 25-74 64-74 45 0 57 39 57 64 0 5 0 9-1 12zM3577 3h25v86c4-7 10-14 18-18 7-4 16-7 25-7 19 0 48 12 48 58v82h-25v-79c0-22-8-40-31-40-16 0-29 11-34 24-1 4-1 8-1 12v83h-25zM3513 34v33h36v19h-36v74c0 17 5 26 19 26 7 0 11 0 14-2l2 19c-5 2-13 4-22 4-12 0-21-4-27-11-7-7-10-19-10-36v-74h-21v-19h21v-25zM3344 204v-118h-19v-19h19v-6c0-20 4-37 16-48 9-9 21-13 33-13 9 0 16 2 21 4l-3 19c-4-1-9-3-16-3-21 0-27 19-27 40v7h33v19h-33v118zM3202 136c0 30 17 52 41 52s42-22 42-53c0-23-12-52-41-52s-42 27-42 53zM3310 134c0 51-35 73-68 73-37 0-65-27-65-71 0-45 30-72 67-72 40 0 66 29 66 70zM3003 67l30 81c3 9 6 20 9 28 3-8 6-19 9-29l27-80h26l-37 97c-18 47-30 71-47 86-12 11-24 16-30 17l-6-22c6-2 14-6 21-12 7-5 15-15 21-28 1-2 2-4 2-6 0-1-1-3-2-6l-50-126zM2932 134c-27-1-58 4-58 31 0 16 11 23 23 23 19 0 30-11 34-22 1-3 1-6 1-8zM2956 171c0 12 1 23 2 33h-22l-2-18h-1c-8 11-22 21-42 21-27 0-41-20-41-39 0-33 29-52 82-51v-3c0-11-3-32-31-31-13 0-27 3-36 10l-6-17c11-7 28-12 45-12 42 0 52 29 52 56zM2794 123c0-3 0-8-1-11-3-15-17-28-36-28-25 0-41 22-41 52 0 28 14 51 41 51 16 0 32-12 36-30 1-3 1-7 1-11zM2819 3v165c0 13 0 26 1 36h-22l-1-24h-1c-7 15-24 27-46 27-33 0-59-28-59-70 0-45 29-73 62-73 21 0 35 10 41 21v-82zM2587 122c0-15-7-40-35-40-25 0-36 23-38 40zM2514 140c1 33 22 47 47 47 18 0 29-3 38-7l4 18c-9 4-24 9-46 9-42 0-67-28-67-69 0-42 25-74 64-74 45 0 57 39 57 64 0 5-1 9-1 12zM2344 3h24v86h1c4-7 10-14 18-18 7-4 16-7 25-7 19 0 48 12 48 58v82h-25v-79c0-22-8-40-32-40-16 0-28 11-33 24-1 4-2 8-2 12v83h-24zM2280 34v33h36v19h-36v74c0 17 5 26 19 26 7 0 11 0 14-2l1 19c-4 2-12 4-22 4-11 0-21-4-26-11-7-7-10-19-10-36v-74h-21v-19h21v-25zM2136 122c0-15-7-40-35-40-25 0-36 23-38 40zM2063 140c1 33 22 47 47 47 18 0 29-3 38-7l4 18c-9 4-24 9-46 9-42 0-67-28-67-69 0-42 25-74 64-74 45 0 57 39 57 64 0 5 0 9-1 12zM2008 166c0 15 0 27 1 38h-22l-1-23h-1c-6 11-21 26-45 26-21 0-47-12-47-60v-80h25v75c0 26 8 44 30 44 17 0 28-11 33-23 1-3 2-8 2-12v-84h25zM1828 123c0-3 0-8-1-11-4-15-17-28-36-28-26 0-41 22-41 52 0 28 14 51 40 51 17 0 32-12 37-30 1-3 1-7 1-11zM1852 3v165c0 13 1 26 2 36h-22l-2-24c-8 15-24 27-46 27-33 0-59-28-59-70 0-45 28-73 61-73 21 0 35 10 41 21h1v-82zM1560 179c8 4 21 9 33 9 18 0 26-9 26-20 0-12-7-18-25-25-25-9-36-22-36-39 0-22 18-40 47-40 14 0 26 4 33 9l-6 18c-5-4-15-8-28-8-14 0-22 8-22 18 0 12 8 17 25 24 24 8 36 20 36 41 0 24-19 41-51 41-15 0-28-4-38-10zM1497 67h25v137h-25zM1525 29c0 8-6 15-16 15-9 0-15-7-15-15 0-9 6-16 16-16 9 0 15 7 15 16zM1383 122c0-15-7-40-35-40-25 0-36 23-38 40zM1310 140c1 33 22 47 47 47 18 0 29-3 38-7l4 18c-9 4-24 9-45 9-42 0-68-28-68-69 0-42 25-74 64-74 45 0 57 39 57 64 0 5 0 9-1 12zM1269 199c-7 3-21 8-39 8-41 0-68-28-68-70s29-73 73-73c15 0 28 4 35 8l-6 19c-6-4-15-7-29-7-31 0-48 23-48 52 0 31 20 51 47 51 14 0 24-4 31-7zM1015 104c0-14 0-26-1-37h22l1 23h1c7-13 23-26 45-26 19 0 48 12 48 58v82h-24v-79c0-22-9-40-32-40-16 0-29 11-33 25-1 3-2 7-2 12v82h-25zM951 134c-27-1-58 4-58 31 0 16 11 23 23 23 18 0 30-11 34-22 1-3 1-6 1-8zM975 171c0 12 1 23 2 33h-22l-2-18h-1c-8 11-22 21-42 21-27 0-42-20-42-39 0-33 30-52 83-51v-3c0-11-4-32-31-31-13 0-27 3-36 10l-6-17c11-7 28-12 45-12 42 0 52 29 52 56zM813 3h25v201h-25zM749 134c-27-1-58 4-58 31 0 16 11 23 23 23 18 0 30-11 34-22 0-3 1-6 1-8zM773 171c0 12 0 23 2 33h-23l-2-18c-8 11-23 21-42 21-28 0-42-20-42-39 0-33 29-52 82-51v-3c0-11-3-32-31-31-13 0-26 3-36 10l-5-17c11-7 28-12 45-12 41 0 52 29 52 56zM541 149c0 3 0 6 1 9 4 17 19 29 37 29 26 0 42-21 42-52 0-28-14-51-41-51-17 0-33 12-38 30-1 3-1 7-1 11zM516 3h25v86c9-15 25-25 47-25 34 0 58 29 58 70 0 48-31 73-62 73-19 0-35-8-46-26l-2 23h-21c1-10 1-23 1-36zM402 122c0-15-7-40-35-40-25 0-36 23-38 40zM329 140c1 33 22 47 47 47 18 0 29-3 38-7l4 18c-9 4-24 9-46 9-42 0-67-28-67-69 0-42 25-74 64-74 45 0 57 39 57 64 0 5 0 9-1 12zM159 3h25v86c4-7 10-14 18-18 7-4 16-7 25-7 19 0 48 12 48 58v82h-25v-79c0-22-8-40-32-40-16 0-28 11-33 24-1 4-1 8-1 12v83h-25zM57 34h-57v-20h140v20h-58v170h-25z">
          <text:p/>
        </draw:path>
        <draw:frame draw:style-name="gr14" draw:text-style-name="P8" draw:layer="layout" svg:width="11.915cm" svg:height="0.319cm" svg:x="1.017cm" svg:y="9.819cm">
          <draw:text-box>
            <text:p text:style-name="P4"><text:span text:style-name="T6">A 50% Deposit will reserve your date (100% refundable if canceled 30 days prior to the event). </text:span></text:p>
          </draw:text-box>
        </draw:frame>
        <draw:frame draw:style-name="gr14" draw:text-style-name="P8" draw:layer="layout" svg:width="12.262cm" svg:height="0.319cm" svg:x="1.017cm" svg:y="10.495cm">
          <draw:text-box>
            <text:p text:style-name="P4"><text:span text:style-name="T6">have any questions please <text:s/>contact me at </text:span><text:span text:style-name="T8">214.701.0776</text:span><text:span text:style-name="T6">. We suggest booking your party as early </text:span></text:p>
          </draw:text-box>
        </draw:frame>
        <draw:polygon draw:style-name="gr1" draw:text-style-name="P1" draw:layer="layout" svg:width="10.222cm" svg:height="0.932cm" svg:x="0.947cm" svg:y="11.439cm" svg:viewBox="0 0 10223 933" draw:points="0,933 10223,933 10223,0 0,0">
          <text:p/>
        </draw:polygon>
        <draw:frame draw:style-name="gr14" draw:text-style-name="P8" draw:layer="layout" svg:width="7.719cm" svg:height="0.319cm" svg:x="1.018cm" svg:y="10.834cm">
          <draw:text-box>
            <text:p text:style-name="P4"><text:span text:style-name="T6">as possible to ensure availability and to lock in the best rates.</text:span></text:p>
          </draw:text-box>
        </draw:frame>
        <draw:frame draw:style-name="gr6" draw:text-style-name="P5" draw:layer="layout" svg:width="3.647cm" svg:height="0.395cm" svg:x="2.413cm" svg:y="11.709cm">
          <draw:text-box>
            <text:p text:style-name="P4"><text:span text:style-name="T5">TABLE DESCRIPTION</text:span></text:p>
          </draw:text-box>
        </draw:frame>
        <draw:frame draw:style-name="gr6" draw:text-style-name="P5" draw:layer="layout" svg:width="1.801cm" svg:height="0.395cm" svg:x="7.367cm" svg:y="11.709cm">
          <draw:text-box>
            <text:p text:style-name="P4"><text:span text:style-name="T5">QUANTITY</text:span></text:p>
          </draw:text-box>
        </draw:frame>
        <draw:polygon draw:style-name="gr2" draw:text-style-name="P2" draw:layer="layout" svg:width="10.222cm" svg:height="0.905cm" svg:x="0.947cm" svg:y="12.364cm" svg:viewBox="0 0 10223 906" draw:points="10223,906 0,906 0,0 10223,0">
          <text:p/>
        </draw:polygon>
        <draw:polygon draw:style-name="gr2" draw:text-style-name="P2" draw:layer="layout" svg:width="10.222cm" svg:height="0.905cm" svg:x="0.947cm" svg:y="14.234cm" svg:viewBox="0 0 10223 906" draw:points="10223,906 0,906 0,0 10223,0">
          <text:p/>
        </draw:polygon>
        <draw:polygon draw:style-name="gr2" draw:text-style-name="P2" draw:layer="layout" svg:width="10.222cm" svg:height="0.905cm" svg:x="0.947cm" svg:y="16.139cm" svg:viewBox="0 0 10223 906" draw:points="10223,906 0,906 0,0 10223,0">
          <text:p/>
        </draw:polygon>
        <draw:line draw:style-name="gr3" draw:text-style-name="P3" draw:layer="layout" svg:x1="7.155cm" svg:y1="12.364cm" svg:x2="7.155cm" svg:y2="17.045cm">
          <text:p/>
        </draw:line>
        <draw:line draw:style-name="gr4" draw:text-style-name="P3" draw:layer="layout" svg:x1="7.155cm" svg:y1="13.27cm" svg:x2="7.155cm" svg:y2="12.364cm">
          <text:p/>
        </draw:line>
        <draw:line draw:style-name="gr4" draw:text-style-name="P3" draw:layer="layout" svg:x1="7.155cm" svg:y1="15.14cm" svg:x2="7.155cm" svg:y2="14.234cm">
          <text:p/>
        </draw:line>
        <draw:line draw:style-name="gr4" draw:text-style-name="P3" draw:layer="layout" svg:x1="7.155cm" svg:y1="17.045cm" svg:x2="7.155cm" svg:y2="16.139cm">
          <text:p/>
        </draw:line>
        <draw:line draw:style-name="gr4" draw:text-style-name="P3" draw:layer="layout" svg:x1="7.155cm" svg:y1="12.371cm" svg:x2="7.155cm" svg:y2="11.439cm">
          <text:p/>
        </draw:line>
        <draw:line draw:style-name="gr3" draw:text-style-name="P3" draw:layer="layout" svg:x1="9.272cm" svg:y1="12.364cm" svg:x2="9.272cm" svg:y2="17.045cm">
          <text:p/>
        </draw:line>
        <draw:line draw:style-name="gr4" draw:text-style-name="P3" draw:layer="layout" svg:x1="9.272cm" svg:y1="13.27cm" svg:x2="9.272cm" svg:y2="12.364cm">
          <text:p/>
        </draw:line>
        <draw:line draw:style-name="gr4" draw:text-style-name="P3" draw:layer="layout" svg:x1="9.272cm" svg:y1="15.14cm" svg:x2="9.272cm" svg:y2="14.234cm">
          <text:p/>
        </draw:line>
        <draw:line draw:style-name="gr4" draw:text-style-name="P3" draw:layer="layout" svg:x1="9.272cm" svg:y1="17.045cm" svg:x2="9.272cm" svg:y2="16.139cm">
          <text:p/>
        </draw:line>
        <draw:line draw:style-name="gr4" draw:text-style-name="P3" draw:layer="layout" svg:x1="9.272cm" svg:y1="12.371cm" svg:x2="9.272cm" svg:y2="11.439cm">
          <text:p/>
        </draw:line>
        <draw:polygon draw:style-name="gr1" draw:text-style-name="P1" draw:layer="layout" svg:width="1.756cm" svg:height="3.656cm" svg:x="7.122cm" svg:y="3.804cm" svg:viewBox="0 0 1757 3657" draw:points="0,3657 1757,3657 1757,0 0,0">
          <text:p/>
        </draw:polygon>
        <draw:frame draw:style-name="gr6" draw:text-style-name="P5" draw:layer="layout" svg:width="1.678cm" svg:height="0.395cm" svg:x="9.505cm" svg:y="11.709cm">
          <draw:text-box>
            <text:p text:style-name="P4"><text:span text:style-name="T5">DEALERS</text:span></text:p>
          </draw:text-box>
        </draw:frame>
        <draw:frame draw:style-name="gr14" draw:text-style-name="P8" draw:layer="layout" svg:width="1.454cm" svg:height="0.319cm" svg:x="7.34cm" svg:y="5.97cm">
          <draw:text-box>
            <text:p text:style-name="P4"><text:span text:style-name="T9">LOCATION</text:span></text:p>
          </draw:text-box>
        </draw:frame>
        <draw:frame draw:style-name="gr14" draw:text-style-name="P8" draw:layer="layout" svg:width="0.887cm" svg:height="0.319cm" svg:x="7.553cm" svg:y="6.825cm">
          <draw:text-box>
            <text:p text:style-name="P4"><text:span text:style-name="T9">EMAIL</text:span></text:p>
          </draw:text-box>
        </draw:frame>
        <draw:frame draw:style-name="gr14" draw:text-style-name="P8" draw:layer="layout" svg:width="1.424cm" svg:height="0.319cm" svg:x="7.368cm" svg:y="4.097cm">
          <draw:text-box>
            <text:p text:style-name="P4"><text:span text:style-name="T9">COMPANY</text:span></text:p>
          </draw:text-box>
        </draw:frame>
        <draw:frame draw:style-name="gr14" draw:text-style-name="P8" draw:layer="layout" svg:width="1.141cm" svg:height="0.319cm" svg:x="7.551cm" svg:y="4.819cm">
          <draw:text-box>
            <text:p text:style-name="P4"><text:span text:style-name="T9">NO. OF <text:s/></text:span></text:p>
          </draw:text-box>
        </draw:frame>
        <draw:polygon draw:style-name="gr1" draw:text-style-name="P1" draw:layer="layout" svg:width="1.792cm" svg:height="3.656cm" svg:x="0.922cm" svg:y="3.804cm" svg:viewBox="0 0 1793 3657" draw:points="0,3657 1793,3657 1793,0 0,0">
          <text:p/>
        </draw:polygon>
        <draw:polygon draw:style-name="gr1" draw:text-style-name="P1" draw:layer="layout" svg:width="1.764cm" svg:height="1.826cm" svg:x="13.53cm" svg:y="3.804cm" svg:viewBox="0 0 1765 1827" draw:points="0,1827 1765,1827 1765,0 0,0">
          <text:p/>
        </draw:polygon>
        <draw:frame draw:style-name="gr14" draw:text-style-name="P8" draw:layer="layout" svg:width="1.022cm" svg:height="0.319cm" svg:x="7.551cm" svg:y="5.186cm">
          <draw:text-box>
            <text:p text:style-name="P4"><text:span text:style-name="T9">HOURS</text:span></text:p>
          </draw:text-box>
        </draw:frame>
        <draw:frame draw:style-name="gr14" draw:text-style-name="P8" draw:layer="layout" svg:width="1.01cm" svg:height="0.319cm" svg:x="13.981cm" svg:y="4.096cm">
          <draw:text-box>
            <text:p text:style-name="P4"><text:span text:style-name="T9">PHONE</text:span></text:p>
          </draw:text-box>
        </draw:frame>
        <draw:frame draw:style-name="gr14" draw:text-style-name="P8" draw:layer="layout" svg:width="1.031cm" svg:height="0.319cm" svg:x="13.998cm" svg:y="4.832cm">
          <draw:text-box>
            <text:p text:style-name="P4"><text:span text:style-name="T9">EVENT </text:span></text:p>
          </draw:text-box>
        </draw:frame>
        <draw:frame draw:style-name="gr14" draw:text-style-name="P8" draw:layer="layout" svg:width="0.747cm" svg:height="0.319cm" svg:x="14.08cm" svg:y="5.169cm">
          <draw:text-box>
            <text:p text:style-name="P4"><text:span text:style-name="T9">DATE</text:span></text:p>
          </draw:text-box>
        </draw:frame>
        <draw:frame draw:style-name="gr14" draw:text-style-name="P8" draw:layer="layout" svg:width="1.632cm" svg:height="0.319cm" svg:x="1.147cm" svg:y="3.942cm">
          <draw:text-box>
            <text:p text:style-name="P4"><text:span text:style-name="T9">PREPARED </text:span></text:p>
          </draw:text-box>
        </draw:frame>
        <draw:frame draw:style-name="gr14" draw:text-style-name="P8" draw:layer="layout" svg:width="0.552cm" svg:height="0.319cm" svg:x="1.544cm" svg:y="5.008cm">
          <draw:text-box>
            <text:p text:style-name="P4"><text:span text:style-name="T9">FAX</text:span></text:p>
          </draw:text-box>
        </draw:frame>
        <draw:frame draw:style-name="gr14" draw:text-style-name="P8" draw:layer="layout" svg:width="1.031cm" svg:height="0.319cm" svg:x="1.429cm" svg:y="5.749cm">
          <draw:text-box>
            <text:p text:style-name="P4"><text:span text:style-name="T9">EVENT </text:span></text:p>
          </draw:text-box>
        </draw:frame>
        <draw:frame draw:style-name="gr14" draw:text-style-name="P8" draw:layer="layout" svg:width="0.684cm" svg:height="0.319cm" svg:x="1.529cm" svg:y="6.09cm">
          <draw:text-box>
            <text:p text:style-name="P4"><text:span text:style-name="T9">TIME</text:span></text:p>
          </draw:text-box>
        </draw:frame>
        <draw:frame draw:style-name="gr14" draw:text-style-name="P8" draw:layer="layout" svg:width="1.213cm" svg:height="0.319cm" svg:x="1.324cm" svg:y="6.666cm">
          <draw:text-box>
            <text:p text:style-name="P4"><text:span text:style-name="T9">COORD. </text:span></text:p>
          </draw:text-box>
        </draw:frame>
        <draw:frame draw:style-name="gr14" draw:text-style-name="P8" draw:layer="layout" svg:width="0.836cm" svg:height="0.319cm" svg:x="1.394cm" svg:y="7.056cm">
          <draw:text-box>
            <text:p text:style-name="P4"><text:span text:style-name="T9">NAME</text:span></text:p>
          </draw:text-box>
        </draw:frame>
        <draw:frame draw:style-name="gr14" draw:text-style-name="P8" draw:layer="layout" svg:width="0.599cm" svg:height="0.319cm" svg:x="1.544cm" svg:y="4.28cm">
          <draw:text-box>
            <text:p text:style-name="P4"><text:span text:style-name="T9">FOR</text:span></text:p>
          </draw:text-box>
        </draw:frame>
        <draw:polygon draw:style-name="gr7" draw:text-style-name="P3" draw:layer="layout" svg:width="4.445cm" svg:height="1.905cm" svg:x="8.77cm" svg:y="18.505cm" svg:viewBox="0 0 4446 1906" draw:points="4446,1906 0,1906 0,0 4446,0">
          <text:p/>
        </draw:polygon>
        <draw:polygon draw:style-name="gr16" draw:text-style-name="P1" draw:layer="layout" svg:width="4.445cm" svg:height="0.644cm" svg:x="8.77cm" svg:y="17.861cm" svg:viewBox="0 0 4446 645" draw:points="4446,645 0,645 0,0 4446,0">
          <text:p/>
        </draw:polygon>
        <draw:frame draw:style-name="gr17" draw:text-style-name="P10" draw:layer="layout" svg:width="5.658cm" svg:height="0.475cm" svg:x="10.736cm" svg:y="1.4cm">
          <draw:text-box>
            <text:p text:style-name="P4"><text:span text:style-name="T10">866-433-2521 / 214-701-0776</text:span></text:p>
          </draw:text-box>
        </draw:frame>
        <draw:frame draw:style-name="gr18" draw:text-style-name="P11" draw:layer="layout" svg:width="3.49cm" svg:height="0.556cm" svg:x="9.356cm" svg:y="17.927cm">
          <draw:text-box>
            <text:p text:style-name="P4"><text:span text:style-name="T11">TOTAL QUOTE</text:span></text:p>
          </draw:text-box>
        </draw:frame>
        <draw:frame draw:style-name="gr14" draw:text-style-name="P8" draw:layer="layout" svg:width="19.492cm" svg:height="0.319cm" svg:x="0.947cm" svg:y="17.137cm">
          <draw:text-box>
            <text:p text:style-name="P4"><text:span text:style-name="T12">Based on the details of your party, we suggest the above package. The price quoted includes delivery, setup and break down as well as all gaming supplies</text:span></text:p>
          </draw:text-box>
        </draw:frame>
        <draw:polygon draw:style-name="gr7" draw:text-style-name="P3" draw:layer="layout" svg:width="3.193cm" svg:height="0.9cm" svg:x="1.245cm" svg:y="21.59cm" svg:viewBox="0 0 3194 901" draw:points="3194,901 0,901 0,0 3194,0">
          <text:p/>
        </draw:polygon>
        <draw:polygon draw:style-name="gr7" draw:text-style-name="P3" draw:layer="layout" svg:width="3.193cm" svg:height="0.9cm" svg:x="1.245cm" svg:y="24.13cm" svg:viewBox="0 0 3194 901" draw:points="3194,901 0,901 0,0 3194,0">
          <text:p/>
        </draw:polygon>
        <draw:line draw:style-name="gr19" draw:text-style-name="P3" draw:layer="layout" svg:x1="11.713cm" svg:y1="2.01cm" svg:x2="15.417cm" svg:y2="2.01cm">
          <text:p/>
        </draw:line>
        <draw:frame draw:style-name="gr14" draw:text-style-name="P8" draw:layer="layout" svg:width="13.222cm" svg:height="0.319cm" svg:x="0.9cm" svg:y="17.464cm">
          <draw:text-box>
            <text:p text:style-name="P4"><text:span text:style-name="T12"><text:s/></text:span><text:span text:style-name="T12">including </text:span><text:span text:style-name="T13">casino quality chips, cards, shoes, raffle tickets &amp; fun money</text:span><text:span text:style-name="T12">. We are insured and bonded.</text:span></text:p>
          </draw:text-box>
        </draw:frame>
        <draw:frame draw:style-name="gr20" draw:text-style-name="P12" draw:layer="layout" svg:width="3.727cm" svg:height="0.395cm" svg:x="11.702cm" svg:y="2.148cm">
          <draw:text-box>
            <text:p text:style-name="P4"><text:span text:style-name="T14">DallasCasinoEvent.com</text:span></text:p>
          </draw:text-box>
        </draw:frame>
        <draw:frame draw:style-name="gr21" draw:text-style-name="P14" draw:layer="layout" svg:width="6.923cm" svg:height="0.937cm" svg:x="2.424cm" svg:y="1.4cm">
          <draw:text-box>
            <text:p text:style-name="P13"><text:span text:style-name="T15">Dallas </text:span>Casino Ev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yriadPro1" svg:font-family="MyriadPro"/>
    <style:font-face style:name="MyriadProIt1" svg:font-family="MyriadProIt"/>
    <style:font-face style:name="MyriadProular1" svg:font-family="MyriadProular"/>
    <style:font-face style:name="TrajanProular1" svg:font-family="TrajanProular"/>
    <style:font-face style:name="Arial1" svg:font-family="Arial" style:font-pitch="variable"/>
    <style:font-face style:name="Impact" svg:font-family="Impact" style:font-pitch="variable"/>
    <style:font-face style:name="Liberation Serif1" svg:font-family="'Liberation Serif'" style:font-pitch="variable"/>
    <style:font-face style:name="MyriadPro" svg:font-family="MyriadPro" style:font-pitch="variable"/>
    <style:font-face style:name="MyriadProIt" svg:font-family="MyriadProIt" style:font-pitch="variable"/>
    <style:font-face style:name="MyriadProular" svg:font-family="MyriadProular" style:font-pitch="variable"/>
    <style:font-face style:name="TrajanProular" svg:font-family="TrajanProular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cm" fo:margin-bottom="1cm" fo:margin-left="0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23T17:06:50.101291578</dc:date>
    <meta:editing-duration>PT8M49S</meta:editing-duration>
    <meta:editing-cycles>2</meta:editing-cycles>
    <meta:generator>LibreOffice/5.2.3.3$Linux_X86_64 LibreOffice_project/20m0$Build-3</meta:generator>
    <meta:document-statistic meta:object-count="131"/>
  </office:meta>
</office:document-meta>
</file>